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1.49pt"/>
    </style:style>
    <style:style style:name="co2" style:family="table-column">
      <style:table-column-properties fo:break-before="auto" style:column-width="463.95pt"/>
    </style:style>
    <style:style style:name="co3" style:family="table-column">
      <style:table-column-properties fo:break-before="auto" style:column-width="1204.24pt"/>
    </style:style>
    <style:style style:name="co4" style:family="table-column">
      <style:table-column-properties fo:break-before="auto" style:column-width="482.46pt"/>
    </style:style>
    <style:style style:name="co5" style:family="table-column">
      <style:table-column-properties fo:break-before="auto" style:column-width="870.55pt"/>
    </style:style>
    <style:style style:name="co6" style:family="table-column">
      <style:table-column-properties fo:break-before="auto" style:column-width="978.8pt"/>
    </style:style>
    <style:style style:name="co7" style:family="table-column">
      <style:table-column-properties fo:break-before="auto" style:column-width="1041.76pt"/>
    </style:style>
    <style:style style:name="co8" style:family="table-column">
      <style:table-column-properties fo:break-before="auto" style:column-width="968.06pt"/>
    </style:style>
    <style:style style:name="co9" style:family="table-column">
      <style:table-column-properties fo:break-before="auto" style:column-width="1098.54pt"/>
    </style:style>
    <style:style style:name="co10" style:family="table-column">
      <style:table-column-properties fo:break-before="auto" style:column-width="1052.5pt"/>
    </style:style>
    <style:style style:name="co11" style:family="table-column">
      <style:table-column-properties fo:break-before="auto" style:column-width="1100.86pt"/>
    </style:style>
    <style:style style:name="co12" style:family="table-column">
      <style:table-column-properties fo:break-before="auto" style:column-width="60.21pt"/>
    </style:style>
    <style:style style:name="co13" style:family="table-column">
      <style:table-column-properties fo:break-before="auto" style:column-width="60.94pt"/>
    </style:style>
    <style:style style:name="co14" style:family="table-column">
      <style:table-column-properties fo:break-before="auto" style:column-width="42.46pt"/>
    </style:style>
    <style:style style:name="co15" style:family="table-column">
      <style:table-column-properties fo:break-before="auto" style:column-width="27.75pt"/>
    </style:style>
    <style:style style:name="co16" style:family="table-column">
      <style:table-column-properties fo:break-before="auto" style:column-width="65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All_20_Messages">
      <style:table-properties table:display="true" style:writing-mode="lr-tb"/>
    </style:style>
    <style:style style:name="ce1" style:family="table-cell" style:parent-style-name="Default" style:data-style-name="N12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2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7" style:family="table-cell" style:parent-style-name="Default" style:data-style-name="N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2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racked-changes/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 Messag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2"/>
        <table:table-column table:style-name="co3" table:default-cell-style-name="ce14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7" table:default-cell-style-name="Default"/>
        <table:table-row table:style-name="ro1">
          <table:table-cell table:style-name="ce9" office:value-type="string" calcext:value-type="string">
            <text:p>http://www.mail-wise.com/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Blue [EC232EF0-DA94-487B-913E-8317A7DC8A39] - URL:x-apple-findertag:Blue</text:p>
          </table:table-cell>
          <table:table-cell table:number-columns-repeated="1021"/>
        </table:table-row>
        <table:table-row table:style-name="ro1">
          <table:table-cell table:style-name="ce10" office:value-type="time" office:time-value="PT1019102H26M09.218026986S" calcext:value-type="time">
            <text:p>26:09.2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Blue [EC232EF0-DA94-487B-913E-8317A7DC8A39] - URL:x-apple-findertag:Blu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220013916S" calcext:value-type="time">
            <text:p>26:09.2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Purple [4EE078D4-F050-414F-B647-9E7582A0DBD7] - URL:x-apple-findertag:Purp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220013916S" calcext:value-type="time">
            <text:p>26:09.2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Purple [4EE078D4-F050-414F-B647-9E7582A0DBD7] - URL:x-apple-findertag:Purp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220013916S" calcext:value-type="time">
            <text:p>26:09.2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Gray [638964C3-B560-400A-B367-F6178045F821] - URL:x-apple-findertag:Gray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220013916S" calcext:value-type="time">
            <text:p>26:09.2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Gray [638964C3-B560-400A-B367-F6178045F821] - URL:x-apple-findertag:Gray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222000428S" calcext:value-type="time">
            <text:p>26:09.2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Work [8DDDCFB9-EB86-48F5-817C-3AF787ECF9EF] - URL:x-apple-findertag:Work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222000428S" calcext:value-type="time">
            <text:p>26:09.2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Work [8DDDCFB9-EB86-48F5-817C-3AF787ECF9EF] - URL:x-apple-findertag:Work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223036431S" calcext:value-type="time">
            <text:p>26:09.2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Home [FB87CFDF-CAF3-4EB5-A08B-49C749B64812] - URL:x-apple-findertag:Hom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223036431S" calcext:value-type="time">
            <text:p>26:09.2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Home [FB87CFDF-CAF3-4EB5-A08B-49C749B64812] - URL:x-apple-findertag:Hom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223036431S" calcext:value-type="time">
            <text:p>26:09.2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Important [035A6495-7C66-4F05-B372-6C4117FAD0EA] - URL:x-apple-findertag:Important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223036431S" calcext:value-type="time">
            <text:p>26:09.2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Important [035A6495-7C66-4F05-B372-6C4117FAD0EA] - URL:x-apple-findertag:Important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263991248S" calcext:value-type="time">
            <text:p>26:09.3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26:09.264 : BTLE advertiser Powered On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00003925S" calcext:value-type="time">
            <text:p>26:09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IOCTL not recognized: 234 out of 236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284034893S" calcext:value-type="time">
            <text:p>26:09.3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26:09.283 : BTLE advertising hashes &lt;0163f39d 83000000 0000&gt;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69983815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used printer to wirelessly connect PC/Mac [C661D93F-E867-4448-9997-9B66B5F841C0] - URL:x-apple-findertag:used%20printer%20to%20wirelessly%20connect%20PC/Mac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71021914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used printer to wirelessly connect PC/Mac [C661D93F-E867-4448-9997-9B66B5F841C0] - URL:x-apple-findertag:used%20printer%20to%20wirelessly%20connect%20PC/Mac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73959352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kept from my own accounts [62369C7F-3B7E-4533-A242-641C3C894FF2] - URL:x-apple-findertag:kept%20from%20my%20own%20account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73959352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kept from my own accounts [62369C7F-3B7E-4533-A242-641C3C894FF2] - URL:x-apple-findertag:kept%20from%20my%20own%20account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76983962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Portable Doormat [0C043961-F343-4484-B442-A338738CA0A0] - URL:x-apple-findertag:Portable%20Doormat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76983962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Portable Doormat [0C043961-F343-4484-B442-A338738CA0A0] - URL:x-apple-findertag:Portable%20Doormat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80006895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was delivered in an email [0899953B-FE37-4257-BFAC-AA4A924FC913] - URL:x-apple-findertag:was%20delivered%20in%20an%20email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80006895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was delivered in an email [0899953B-FE37-4257-BFAC-AA4A924FC913] - URL:x-apple-findertag:was%20delivered%20in%20an%20email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83982013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!ERC [9AC7587C-DC62-41FA-B64C-7B44351F32BA] - URL:x-apple-findertag:!ERC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83982013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!ERC [9AC7587C-DC62-41FA-B64C-7B44351F32BA] - URL:x-apple-findertag:!ERC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85968943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1-10-2016 domain registered auto [3AAB175B-3F5B-40FC-9804-6ED80315F40A] - URL:x-apple-findertag:1-10-2016%20domain%20registered%20aut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85968943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1-10-2016 domain registered auto [3AAB175B-3F5B-40FC-9804-6ED80315F40A] - URL:x-apple-findertag:1-10-2016%20domain%20registered%20aut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87004946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autodiscover [003D09CA-63D7-4A99-8A4A-B09667EC1E53] - URL:x-apple-findertag:autodiscover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87004946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autodiscover [003D09CA-63D7-4A99-8A4A-B09667EC1E53] - URL:x-apple-findertag:autodiscover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87004946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1-10-2016 meant to protect UHC - by then a string of computer &amp; phone crashes / identity was compromised [59EE61BA-EA77-43EC-9222-73ABB99B4304] - URL:x-apple-findertag:1-10-2016%20meant%20to%20protect%20UHC%20-%20by%20then%20a%20string%20of%20computer%20&amp;%20phone%20crashes%20/%20identity%20was%20compromis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87004946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1-10-2016 meant to protect UHC - by then a string of computer &amp; phone crashes / identity was compromised [59EE61BA-EA77-43EC-9222-73ABB99B4304] - URL:x-apple-findertag:1-10-2016%20meant%20to%20protect%20UHC%20-%20by%20then%20a%20string%20of%20computer%20&amp;%20phone%20crashes%20/%20identity%20was%20compromis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88043045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client not permitted [DB763C96-3AD0-4B9A-A525-0C045A9108C5] - URL:x-apple-findertag:client%20not%20permit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88043045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client not permitted [DB763C96-3AD0-4B9A-A525-0C045A9108C5] - URL:x-apple-findertag:client%20not%20permit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88993553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Blizzy &amp; Tornado [ACA0D4A4-6178-4ECD-97DC-92EBD392CCD0] - URL:x-apple-findertag:Blizzy%20&amp;%20Tornad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88993553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Blizzy &amp; Tornado [ACA0D4A4-6178-4ECD-97DC-92EBD392CCD0] - URL:x-apple-findertag:Blizzy%20&amp;%20Tornad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0029975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minus what cecilia stated [541DBD94-1176-4981-BE52-59AA61CBAF6C] - URL:x-apple-findertag:minus%20what%20cecilia%20sta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0029975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minus what cecilia stated [541DBD94-1176-4981-BE52-59AA61CBAF6C] - URL:x-apple-findertag:minus%20what%20cecilia%20sta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0029975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Mini iMAC [5E195537-724E-4B44-AA10-A5428CCD2E9A] - URL:x-apple-findertag:Mini%20iMAC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0029975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Mini iMAC [5E195537-724E-4B44-AA10-A5428CCD2E9A] - URL:x-apple-findertag:Mini%20iMAC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0980483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MiniMAC [6B7EBB4B-A5C4-4236-A8D2-C7A067D08A9E] - URL:x-apple-findertag:MiniMAC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0980483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MiniMAC [6B7EBB4B-A5C4-4236-A8D2-C7A067D08A9E] - URL:x-apple-findertag:MiniMAC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2016486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WIFI Explorer [D0FC711F-DFC4-4595-812B-D7E4B6523FE7] - URL:x-apple-findertag:WIFI%20Explorer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2016486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WIFI Explorer [D0FC711F-DFC4-4595-812B-D7E4B6523FE7] - URL:x-apple-findertag:WIFI%20Explorer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2966994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Red [88BFAECC-7E86-435B-8F2C-E998B1109820] - URL:x-apple-findertag:R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2966994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Red [88BFAECC-7E86-435B-8F2C-E998B1109820] - URL:x-apple-findertag:R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4002997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Orange [C66FB987-AF18-48C3-9D71-B10C92B9C848] - URL:x-apple-findertag:Orang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4002997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Orange [C66FB987-AF18-48C3-9D71-B10C92B9C848] - URL:x-apple-findertag:Orang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4002997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Yellow [FD01B0A1-43C3-4232-9D96-1014112A0F16] - URL:x-apple-findertag:Yellow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4002997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Yellow [FD01B0A1-43C3-4232-9D96-1014112A0F16] - URL:x-apple-findertag:Yellow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5041096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Green [B863A4DD-978C-420F-8564-C74896E32966] - URL:x-apple-findertag:Green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5041096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Green [B863A4DD-978C-420F-8564-C74896E32966] - URL:x-apple-findertag:Green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5991604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Blue [EC232EF0-DA94-487B-913E-8317A7DC8A39] - URL:x-apple-findertag:Blu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5991604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Blue [EC232EF0-DA94-487B-913E-8317A7DC8A39] - URL:x-apple-findertag:Blu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7028026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Purple [4EE078D4-F050-414F-B647-9E7582A0DBD7] - URL:x-apple-findertag:Purp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7028026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Purple [4EE078D4-F050-414F-B647-9E7582A0DBD7] - URL:x-apple-findertag:Purp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7978534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Gray [638964C3-B560-400A-B367-F6178045F821] - URL:x-apple-findertag:Gray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7978534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Gray [638964C3-B560-400A-B367-F6178045F821] - URL:x-apple-findertag:Gray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9014537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Work [8DDDCFB9-EB86-48F5-817C-3AF787ECF9EF] - URL:x-apple-findertag:Work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9014537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Work [8DDDCFB9-EB86-48F5-817C-3AF787ECF9EF] - URL:x-apple-findertag:Work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9965045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Home [FB87CFDF-CAF3-4EB5-A08B-49C749B64812] - URL:x-apple-findertag:Hom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9965045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Home [FB87CFDF-CAF3-4EB5-A08B-49C749B64812] - URL:x-apple-findertag:Hom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9965045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[default] Invalid item: Important [035A6495-7C66-4F05-B372-6C4117FAD0EA] - URL:x-apple-findertag:Important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09.699965045S" calcext:value-type="time">
            <text:p>26:09.7</text:p>
          </table:table-cell>
          <table:table-cell office:value-type="string" calcext:value-type="string">
            <text:p>sharedfilelistd[366]</text:p>
          </table:table-cell>
          <table:table-cell office:value-type="string" calcext:value-type="string">
            <text:p>-[ListManager resolveItemWithUUID:onList:resolutionFlags:reply:] Invalid item: Important [035A6495-7C66-4F05-B372-6C4117FAD0EA] - URL:x-apple-findertag:Important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14.695959454S" calcext:value-type="time">
            <text:p>26:14.7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19.466965981S" calcext:value-type="time">
            <text:p>26:19.5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6M55.992999589S" calcext:value-type="time">
            <text:p>26:56.0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7M01.713025309S" calcext:value-type="time">
            <text:p>27:01.7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8019218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7M01.713025309S" calcext:value-type="time">
            <text:p>27:01.7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8019218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7M01.7340203S" calcext:value-type="time">
            <text:p>27:01.7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7M10.773964897S" calcext:value-type="time">
            <text:p>27:10.8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8M32.787004933S" calcext:value-type="time">
            <text:p>28:32.8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28:32.787 : Bonjour discovered d63e695f8e84 over awdl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8M37.363007739S" calcext:value-type="time">
            <text:p>28:37.4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8M41.758003766S" calcext:value-type="time">
            <text:p>28:41.8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8M43.635042971S" calcext:value-type="time">
            <text:p>28:43.6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28:43.634 : Bonjour removed d63e695f8e84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9M10.306032132S" calcext:value-type="time">
            <text:p>29:10.3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9M15.757958069S" calcext:value-type="time">
            <text:p>29:15.8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9M57.521991748S" calcext:value-type="time">
            <text:p>29:57.5</text:p>
          </table:table-cell>
          <table:table-cell office:value-type="string" calcext:value-type="string">
            <text:p>AirDrop[1027]</text:p>
          </table:table-cell>
          <table:table-cell office:value-type="string" calcext:value-type="string">
            <text:p>Error in CoreDragRemoveTrackingHandler: -1856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29M57.521991748S" calcext:value-type="time">
            <text:p>29:57.5</text:p>
          </table:table-cell>
          <table:table-cell office:value-type="string" calcext:value-type="string">
            <text:p>AirDrop[1027]</text:p>
          </table:table-cell>
          <table:table-cell office:value-type="string" calcext:value-type="string">
            <text:p>Error in CoreDragRemoveReceiveHandler: -1856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0M24.384959601S" calcext:value-type="time">
            <text:p>30:24.4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0M33.764977288S" calcext:value-type="time">
            <text:p>30:33.8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0M46.102031507S" calcext:value-type="time">
            <text:p>30:46.1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0M51.772031933S" calcext:value-type="time">
            <text:p>30:51.8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0M51.852038037S" calcext:value-type="time">
            <text:p>30:51.9</text:p>
          </table:table-cell>
          <table:table-cell office:value-type="string" calcext:value-type="string">
            <text:p>ntpd[188]</text:p>
          </table:table-cell>
          <table:table-cell office:value-type="string" calcext:value-type="string">
            <text:p>time set -0.178167 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0M57.592023583S" calcext:value-type="time">
            <text:p>30:57.6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1M09.799996493S" calcext:value-type="time">
            <text:p>31:09.8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1M10.510982629S" calcext:value-type="time">
            <text:p>31:10.5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31:10.510 : Bonjour discovered d63e695f8e84 over awdl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1M15.593029847S" calcext:value-type="time">
            <text:p>31:15.6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1M18.335971199S" calcext:value-type="time">
            <text:p>31:18.3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31:18.335 : Bonjour removed d63e695f8e84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1M28.145999797S" calcext:value-type="time">
            <text:p>31:28.1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1M33.593001366S" calcext:value-type="time">
            <text:p>31:33.6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2M17.904020492S" calcext:value-type="time">
            <text:p>32:17.9</text:p>
          </table:table-cell>
          <table:table-cell office:value-type="string" calcext:value-type="string">
            <text:p>cloudfamilyrestrictionsd[551]</text:p>
          </table:table-cell>
          <table:table-cell office:value-type="string" calcext:value-type="string">
            <text:p>CFRPushManager : connection:didChangeConnectedStatus: : 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2M18.717043307S" calcext:value-type="time">
            <text:p>32:18.7</text:p>
          </table:table-cell>
          <table:table-cell office:value-type="string" calcext:value-type="string">
            <text:p>cloudfamilyrestrictionsd[551]</text:p>
          </table:table-cell>
          <table:table-cell office:value-type="string" calcext:value-type="string">
            <text:p>CFRPushManager : connection:didChangeConnectedStatus: : 1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2M55.608030008S" calcext:value-type="time">
            <text:p>32:55.6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32:55.607 : Finder entered AirDrop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3M04.306004271S" calcext:value-type="time">
            <text:p>33:04.3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8018d39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3M04.306004271S" calcext:value-type="time">
            <text:p>33:04.3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8018d39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3M13.489977624S" calcext:value-type="time">
            <text:p>33:13.5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3M18.50903987S" calcext:value-type="time">
            <text:p>33:18.5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3M33.370013796S" calcext:value-type="time">
            <text:p>33:33.4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3M38.388989288S" calcext:value-type="time">
            <text:p>33:38.4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4M04.21498538S" calcext:value-type="time">
            <text:p>34:04.2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4M09.139958667S" calcext:value-type="time">
            <text:p>34:09.1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4M53.157042889S" calcext:value-type="time">
            <text:p>34:53.2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4M52.9999677S" calcext:value-type="time">
            <text:p>34:53.0</text:p>
          </table:table-cell>
          <table:table-cell office:value-type="string" calcext:value-type="string">
            <text:p>syslogd[45]</text:p>
          </table:table-cell>
          <table:table-cell office:value-type="string" calcext:value-type="string">
            <text:p>ASL Sender Statistic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4M57.699004691S" calcext:value-type="time">
            <text:p>34:57.7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5M45.196022093S" calcext:value-type="time">
            <text:p>35:45.2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5M49.734009616S" calcext:value-type="time">
            <text:p>35:49.7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6M09.355018996S" calcext:value-type="time">
            <text:p>36:09.4</text:p>
          </table:table-cell>
          <table:table-cell office:value-type="string" calcext:value-type="string">
            <text:p>Safari[369]</text:p>
          </table:table-cell>
          <table:table-cell office:value-type="string" calcext:value-type="string">
            <text:p>tcp_connection_tls_session_error_callback_imp 24 __tcp_connection_tls_session_callback_write_block_invoke.434 error 22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6M55.657037683S" calcext:value-type="time">
            <text:p>36:55.7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36:55.656 : Bonjour discovered d63e695f8e84 over awdl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7M07.828981401S" calcext:value-type="time">
            <text:p>37:07.8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37:07.829 : Bonjour removed d63e695f8e84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7M53.321001884S" calcext:value-type="time">
            <text:p>37:53.3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7M58.147995332S" calcext:value-type="time">
            <text:p>37:58.1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8M03.063033549S" calcext:value-type="time">
            <text:p>38:03.1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38:03.063 : Bonjour discovered d63e695f8e84 over awdl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8M14.321039692S" calcext:value-type="time">
            <text:p>38:14.3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38:14.320 : Bonjour removed d63e695f8e84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8M22.522991784S" calcext:value-type="time">
            <text:p>38:22.5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38:22.523 : Bonjour discovered d63e695f8e84 over awdl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8M23.214019351S" calcext:value-type="time">
            <text:p>38:23.2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8M27.776025636S" calcext:value-type="time">
            <text:p>38:27.8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8M33.214041805S" calcext:value-type="time">
            <text:p>38:33.2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8M33.674035203S" calcext:value-type="time">
            <text:p>38:33.7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38:33.673 : Bonjour removed d63e695f8e84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8M34.073981065S" calcext:value-type="time">
            <text:p>38:34.1</text:p>
          </table:table-cell>
          <table:table-cell office:value-type="string" calcext:value-type="string">
            <text:p>secd[376]</text:p>
          </table:table-cell>
          <table:table-cell office:value-type="string" calcext:value-type="string">
            <text:p><text:s/>securityd_xpc_dictionary_handler cloudd[426] copy_matching Error Domain=NSOSStatusErrorDomain Code=-50 "query missing class name" (paramErr: error in user parameter list) UserInfo={NSDescription=query missing class name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8M34.073981065S" calcext:value-type="time">
            <text:p>38:34.1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<text:s/>SecOSStatusWith error:[-50] Error Domain=NSOSStatusErrorDomain Code=-50 "query missing class name" (paramErr: error in user parameter list) UserInfo={NSDescription=query missing class name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8M37.895971332S" calcext:value-type="time">
            <text:p>38:37.9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8M38.62596469S" calcext:value-type="time">
            <text:p>38:38.6</text:p>
          </table:table-cell>
          <table:table-cell office:value-type="string" calcext:value-type="string">
            <text:p>secd[376]</text:p>
          </table:table-cell>
          <table:table-cell office:value-type="string" calcext:value-type="string">
            <text:p><text:s/>securityd_xpc_dictionary_handler cloudd[426] copy_matching Error Domain=NSOSStatusErrorDomain Code=-50 "query missing class name" (paramErr: error in user parameter list) UserInfo={NSDescription=query missing class name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8M38.62596469S" calcext:value-type="time">
            <text:p>38:38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<text:s/>SecOSStatusWith error:[-50] Error Domain=NSOSStatusErrorDomain Code=-50 "query missing class name" (paramErr: error in user parameter list) UserInfo={NSDescription=query missing class name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8M43.039967939S" calcext:value-type="time">
            <text:p>38:43.0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8M48.061967622S" calcext:value-type="time">
            <text:p>38:48.1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8M58.619011128S" calcext:value-type="time">
            <text:p>38:58.6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9M03.367036991S" calcext:value-type="time">
            <text:p>39:03.4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027]) AirDrop(1027) deny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9M06.823038161S" calcext:value-type="time">
            <text:p>39:06.8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7fd9d16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9M06.823038161S" calcext:value-type="time">
            <text:p>39:06.8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7fd9d16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9M07.999977646S" calcext:value-type="time">
            <text:p>39:08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AirDrop(1027) deny(1)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9M14.000025988S" calcext:value-type="time">
            <text:p>39:14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AirDrop(1027) deny(1) mach-lookup com.apple.cache_delet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9M49.534013998S" calcext:value-type="time">
            <text:p>39:49.5</text:p>
          </table:table-cell>
          <table:table-cell office:value-type="string" calcext:value-type="string">
            <text:p>AirDrop[1027]</text:p>
          </table:table-cell>
          <table:table-cell office:value-type="string" calcext:value-type="string">
            <text:p>Error in CoreDragRemoveTrackingHandler: -1856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9M49.534013998S" calcext:value-type="time">
            <text:p>39:49.5</text:p>
          </table:table-cell>
          <table:table-cell office:value-type="string" calcext:value-type="string">
            <text:p>AirDrop[1027]</text:p>
          </table:table-cell>
          <table:table-cell office:value-type="string" calcext:value-type="string">
            <text:p>Error in CoreDragRemoveReceiveHandler: -1856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9M54.589018263S" calcext:value-type="time">
            <text:p>39:54.6</text:p>
          </table:table-cell>
          <table:table-cell office:value-type="string" calcext:value-type="string">
            <text:p>CoreServicesUIAgent[436]</text:p>
          </table:table-cell>
          <table:table-cell office:value-type="string" calcext:value-type="string">
            <text:p>plugin com.apple.share.AirDrop.send invalida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39M54.589018263S" calcext:value-type="time">
            <text:p>39:54.6</text:p>
          </table:table-cell>
          <table:table-cell office:value-type="string" calcext:value-type="string">
            <text:p>AirDrop[1027]</text:p>
          </table:table-cell>
          <table:table-cell office:value-type="string" calcext:value-type="string">
            <text:p>host connection &lt;NSXPCConnection: 0x7f92e8600840&gt; connection from pid 436 invalida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0M06.124023674S" calcext:value-type="time">
            <text:p>40:06.1</text:p>
          </table:table-cell>
          <table:table-cell office:value-type="string" calcext:value-type="string">
            <text:p>com.apple.xpc.launchd[1]</text:p>
          </table:table-cell>
          <table:table-cell office:value-type="string" calcext:value-type="string">
            <text:p>(com.apple.quicklook[1062]) Endpoint has been activated through legacy launch(3) APIs. Please switch to XPC or bootstrap_check_in(): com.apple.quicklook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1M58.198041106S" calcext:value-type="time">
            <text:p>41:58.2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10126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1M58.198041106S" calcext:value-type="time">
            <text:p>41:58.2</text:p>
          </table:table-cell>
          <table:table-cell office:value-type="string" calcext:value-type="string">
            <text:p>quicklookd[1062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1M58.200028874S" calcext:value-type="time">
            <text:p>41:58.2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d09ab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1M58.200028874S" calcext:value-type="time">
            <text:p>41:58.2</text:p>
          </table:table-cell>
          <table:table-cell office:value-type="string" calcext:value-type="string">
            <text:p>quicklookd[1062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02.868009433S" calcext:value-type="time">
            <text:p>43:02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notification observer: com.apple.iChat <text:s text:c="2"/>notification: __CFNotification 0x7fb1e3413f70 {name = _NSDoNotDisturbEn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02.885030564S" calcext:value-type="time">
            <text:p>43:02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02.889004843S" calcext:value-type="time">
            <text:p>43:02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2"/>DND Enabled: YE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02.889004843S" calcext:value-type="time">
            <text:p>43:02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Updating enabled: NO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43M02.890041266S" calcext:value-type="time">
            <text:p>43:02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notification observer: com.apple.iChat <text:s text:c="2"/>notification: __CFNotification 0x7fb1e344bdf0 {name = _NSDoNotDisturbEn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02.894966891S" calcext:value-type="time">
            <text:p>43:02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02.899978431S" calcext:value-type="time">
            <text:p>43:02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2"/>DND Enabled: YE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02.899978431S" calcext:value-type="time">
            <text:p>43:02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Updating enabled: NO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43M27.389020734S" calcext:value-type="time">
            <text:p>43:27.4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notification observer: com.apple.iChat <text:s text:c="2"/>notification: __CFNotification 0x7fb1e373f3b0 {name = _NSDoNotDisturbDis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27.406041864S" calcext:value-type="time">
            <text:p>43:27.4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27.412003912S" calcext:value-type="time">
            <text:p>43:27.4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2"/>DND En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27.413039915S" calcext:value-type="time">
            <text:p>43:27.4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Updating enabled: YES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4"/>"com.apple.madrid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43M27.413039915S" calcext:value-type="time">
            <text:p>43:27.4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notification observer: com.apple.iChat <text:s text:c="2"/>notification: __CFNotification 0x7fb1e3732f80 {name = _NSDoNotDisturbDis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27.420037966S" calcext:value-type="time">
            <text:p>43:27.4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27.426000014S" calcext:value-type="time">
            <text:p>43:27.4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2"/>DND En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27.426000014S" calcext:value-type="time">
            <text:p>43:27.4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Updating enabled: YES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4"/>"com.apple.madrid"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"com.apple.private.ids"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"com.apple.private.alloy.sm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43M28.039959753S" calcext:value-type="time">
            <text:p>43:28.0</text:p>
          </table:table-cell>
          <table:table-cell office:value-type="string" calcext:value-type="string">
            <text:p>Snagit[1070]</text:p>
          </table:table-cell>
          <table:table-cell office:value-type="string" calcext:value-type="string">
            <text:p>NSWindow does not support nonactivating panel styleMask 0x8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28.039959753S" calcext:value-type="time">
            <text:p>43:28.0</text:p>
          </table:table-cell>
          <table:table-cell office:value-type="string" calcext:value-type="string">
            <text:p>Snagit[1070]</text:p>
          </table:table-cell>
          <table:table-cell office:value-type="string" calcext:value-type="string">
            <text:p>NSWindow does not support utility styleMask 0x1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28.039959753S" calcext:value-type="time">
            <text:p>43:28.0</text:p>
          </table:table-cell>
          <table:table-cell office:value-type="string" calcext:value-type="string">
            <text:p>Snagit[1070]</text:p>
          </table:table-cell>
          <table:table-cell office:value-type="string" calcext:value-type="string">
            <text:p>NSWindow does not support HUD styleMask 0x200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28.051969344S" calcext:value-type="time">
            <text:p>43:28.1</text:p>
          </table:table-cell>
          <table:table-cell office:value-type="string" calcext:value-type="string">
            <text:p>Snagit[1070]</text:p>
          </table:table-cell>
          <table:table-cell office:value-type="string" calcext:value-type="string">
            <text:p>Failed to connect (notificationButton) outlet from (EditorWindowController) to (NSButton): missing setter or instance variab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28.349963184S" calcext:value-type="time">
            <text:p>43:28.3</text:p>
          </table:table-cell>
          <table:table-cell office:value-type="string" calcext:value-type="string">
            <text:p>Snagit[1070]</text:p>
          </table:table-cell>
          <table:table-cell office:value-type="string" calcext:value-type="string">
            <text:p>objc[1070]: Class UploaderConnection is implemented in both /Applications/Snagit.app/Contents/MacOS/Snagit and /Users/Lynn/Library/Application Support/TechSmith/Snagit/PlugIns/CamtasiaRelay.tscshareplugin/Contents/MacOS/CamtasiaRelay. One of the two will be used. Which one is undefined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9" office:value-type="time" office:time-value="PT1019102H43M28.349963184S" calcext:value-type="time">
            <text:p>43:28.3</text:p>
          </table:table-cell>
          <table:table-cell office:value-type="string" calcext:value-type="string">
            <text:p>Snagit[1070]</text:p>
          </table:table-cell>
          <table:table-cell office:value-type="string" calcext:value-type="string">
            <text:p>objc[1070]: Class FilePaths is implemented in both /Applications/Snagit.app/Contents/MacOS/Snagit and /Users/Lynn/Library/Application Support/TechSmith/Snagit/PlugIns/CamtasiaRelay.tscshareplugin/Contents/MacOS/CamtasiaRelay. One of the two will be used. Which one is undefined.</text:p>
          </table:table-cell>
          <table:table-cell/>
          <table:table-cell table:style-name="ce16"/>
          <table:table-cell table:number-columns-repeated="1019"/>
        </table:table-row>
        <table:table-row table:style-name="ro1">
          <table:table-cell table:style-name="ce9" office:value-type="time" office:time-value="PT1019102H43M28.7220015S" calcext:value-type="time">
            <text:p>43:28.7</text:p>
          </table:table-cell>
          <table:table-cell office:value-type="string" calcext:value-type="string">
            <text:p>Snagit[1070]</text:p>
          </table:table-cell>
          <table:table-cell office:value-type="string" calcext:value-type="string">
            <text:p>NSWindow warning: adding an unknown subview: &lt;BlackTitleView: 0x7f8eecb229d0&gt;. Break on NSLog to debug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28.723988431S" calcext:value-type="time">
            <text:p>43:28.7</text:p>
          </table:table-cell>
          <table:table-cell office:value-type="string" calcext:value-type="string">
            <text:p>Snagit[1070]</text:p>
          </table:table-cell>
          <table:table-cell office:value-type="string" calcext:value-type="string">
            <text:p>Call stack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<text:s text:c="2"/>AppKit <text:s text:c="29"/>0x00007fff9f8f74ef -[NSThemeFrame addSubview:] + 1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 <text:s text:c="2"/>AppKit <text:s text:c="29"/>0x00007fff9f8f6fec -[NSView addSubview:positioned:relativeTo:] + 2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 <text:s text:c="2"/>Snagit <text:s text:c="29"/>0x000000010e790f16 Snagit + 6059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 <text:s text:c="2"/>CoreFoundation <text:s text:c="21"/>0x00007fff9a4e070c __CFNOTIFICATIONCENTER_IS_CALLING_OUT_TO_AN_OBSERVER__ + 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 <text:s text:c="2"/>CoreFoundation <text:s text:c="21"/>0x00007fff9a4e067f ___CFXRegistrationPost_block_invoke + 6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 <text:s text:c="2"/>CoreFoundation <text:s text:c="21"/>0x00007fff9a4dfd47 _CFXRegistrationPost + 4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 <text:s text:c="2"/>CoreFoundation <text:s text:c="21"/>0x00007fff9a4dfab2 ___CFXNotificationPost_block_invoke + 5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 <text:s text:c="2"/>CoreFoundation <text:s text:c="21"/>0x00007fff9a4d9d42 -[_CFXNotificationRegistrar find:object:observer:enumerator:] + 19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 <text:s text:c="2"/>CoreFoundation <text:s text:c="21"/>0x00007fff9a3c8145 _CFXNotificationPost + 69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 <text:s text:c="2"/>Foundation <text:s text:c="25"/>0x00007fff9de71921 -[NSNotificationCenter postNotificationName:object:userInfo:] + 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 <text:s/>AppKit <text:s text:c="29"/>0x00007fff9f9382c2 -[NSApplication finishLaunching] + 35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 <text:s/>AppKit <text:s text:c="29"/>0x00007fff9f937e05 -[NSApplication run] + 2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 <text:s/>AppKit <text:s text:c="29"/>0x00007fff9f8ba520 NSApplicationMain + 11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3 <text:s/>libdyld.dylib <text:s text:c="22"/>0x00007fff9eb815ad start +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4 <text:s/>??? <text:s text:c="32"/>0x0000000000000001 0x0 +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43M29.559043497S" calcext:value-type="time">
            <text:p>43:29.6</text:p>
          </table:table-cell>
          <table:table-cell office:value-type="string" calcext:value-type="string">
            <text:p>Snagit[1070]</text:p>
          </table:table-cell>
          <table:table-cell office:value-type="string" calcext:value-type="string">
            <text:p>convertingFile: file:///Users/Lynn/Library/Group%20Containers/7TQL462TU8.com.techsmith.snagit/PendingCaptures/2016-04-02_14-43-27.256.snagitimagecaptur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34.879987529S" calcext:value-type="time">
            <text:p>43:34.9</text:p>
          </table:table-cell>
          <table:table-cell office:value-type="string" calcext:value-type="string">
            <text:p>lsd[363]</text:p>
          </table:table-cell>
          <table:table-cell office:value-type="string" calcext:value-type="string">
            <text:p>LaunchServices: Could not store lsd-identifiers file at /private/var/db/lsd/com.apple.lsdschemes.plist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52.99996946S" calcext:value-type="time">
            <text:p>43:5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[AppleHSBluetoothDevice][getExtendedReport] Could not retrieve information for BatteryPercent featur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3M52.99996946S" calcext:value-type="time">
            <text:p>43:5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[AppleHSBluetoothDevice][updateBatteryLevel] Couldn't get battery percentage from devic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4M58.999977345S" calcext:value-type="time">
            <text:p>44:59.0</text:p>
          </table:table-cell>
          <table:table-cell office:value-type="string" calcext:value-type="string">
            <text:p>syslogd[45]</text:p>
          </table:table-cell>
          <table:table-cell office:value-type="string" calcext:value-type="string">
            <text:p>ASL Sender Statistic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5M10.625011101S" calcext:value-type="time">
            <text:p>45:10.6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7c75f3c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5M10.625011101S" calcext:value-type="time">
            <text:p>45:10.6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7c75f3c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5M34.88699561S" calcext:value-type="time">
            <text:p>45:34.9</text:p>
          </table:table-cell>
          <table:table-cell office:value-type="string" calcext:value-type="string">
            <text:p>cloudfamilyrestrictionsd[551]</text:p>
          </table:table-cell>
          <table:table-cell office:value-type="string" calcext:value-type="string">
            <text:p>CFRPushManager : connection:didChangeConnectedStatus: : 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5M35.411011241S" calcext:value-type="time">
            <text:p>45:35.4</text:p>
          </table:table-cell>
          <table:table-cell office:value-type="string" calcext:value-type="string">
            <text:p>cloudfamilyrestrictionsd[551]</text:p>
          </table:table-cell>
          <table:table-cell office:value-type="string" calcext:value-type="string">
            <text:p>CFRPushManager : connection:didChangeConnectedStatus: : 1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39.83698572S" calcext:value-type="time">
            <text:p>46:39.8</text:p>
          </table:table-cell>
          <table:table-cell office:value-type="string" calcext:value-type="string">
            <text:p>mds[62]</text:p>
          </table:table-cell>
          <table:table-cell office:value-type="string" calcext:value-type="string">
            <text:p>(Server.Warning:445) No stores registered for metascope "kMDQueryScopeNetworkIndexed"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39.841996841S" calcext:value-type="time">
            <text:p>46:39.8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46:39.841 : Bonjour discovery stopp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39.845021032S" calcext:value-type="time">
            <text:p>46:39.8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46:39.844 : BTLE advertising stopp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39.845970701S" calcext:value-type="time">
            <text:p>46:39.8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46:39.845 : Finder exited AirDrop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39.918978754S" calcext:value-type="time">
            <text:p>46:39.9</text:p>
          </table:table-cell>
          <table:table-cell office:value-type="string" calcext:value-type="string">
            <text:p>mds[62]</text:p>
          </table:table-cell>
          <table:table-cell office:value-type="string" calcext:value-type="string">
            <text:p>(Server.Warning:445) No stores registered for metascope "kMDQueryScopeNetworkIndexed"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39.951984175S" calcext:value-type="time">
            <text:p>46:40.0</text:p>
          </table:table-cell>
          <table:table-cell office:value-type="string" calcext:value-type="string">
            <text:p>com.apple.xpc.launchd[1]</text:p>
          </table:table-cell>
          <table:table-cell office:value-type="string" calcext:value-type="string">
            <text:p>(com.apple.quicklook[1078]) Endpoint has been activated through legacy launch(3) APIs. Please switch to XPC or bootstrap_check_in(): com.apple.quicklook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40.157012651S" calcext:value-type="time">
            <text:p>46:40.2</text:p>
          </table:table-cell>
          <table:table-cell office:value-type="string" calcext:value-type="string">
            <text:p>mds[62]</text:p>
          </table:table-cell>
          <table:table-cell office:value-type="string" calcext:value-type="string">
            <text:p>(Server.Warning:445) No stores registered for metascope "kMDQueryScopeNetworkIndexed"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40.216973014S" calcext:value-type="time">
            <text:p>46:40.2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10223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40.218011113S" calcext:value-type="time">
            <text:p>46:40.2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40.228032097S" calcext:value-type="time">
            <text:p>46:40.2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1019a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40.228032097S" calcext:value-type="time">
            <text:p>46:40.2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40.244967733S" calcext:value-type="time">
            <text:p>46:40.2</text:p>
          </table:table-cell>
          <table:table-cell office:value-type="string" calcext:value-type="string">
            <text:p>mds[62]</text:p>
          </table:table-cell>
          <table:table-cell office:value-type="string" calcext:value-type="string">
            <text:p>(Server.Warning:445) No stores registered for metascope "kMDQueryScopeNetworkIndexed"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40.265961885S" calcext:value-type="time">
            <text:p>46:40.3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e190f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40.265961885S" calcext:value-type="time">
            <text:p>46:40.3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42.000009594S" calcext:value-type="time">
            <text:p>46:42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IO80211AWDLPeerManager::monitorAWDLState Disabling AWDL due to no services and no active socket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42.000009594S" calcext:value-type="time">
            <text:p>46:42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ARPT: 7434.122297: AWDL Sync Enabled 0, data path state[1]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53.744016504S" calcext:value-type="time">
            <text:p>46:53.7</text:p>
          </table:table-cell>
          <table:table-cell office:value-type="string" calcext:value-type="string">
            <text:p>imagent[403]</text:p>
          </table:table-cell>
          <table:table-cell office:value-type="string" calcext:value-type="string">
            <text:p>[Warning] No incoming push handler for selector: handler:isConnectedChanged: <text:s text:c="3"/>topic: (null) <text:s text:c="2"/>command: (null) <text:s text:c="2"/>contex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54.533021394S" calcext:value-type="time">
            <text:p>46:54.5</text:p>
          </table:table-cell>
          <table:table-cell office:value-type="string" calcext:value-type="string">
            <text:p>imagent[403]</text:p>
          </table:table-cell>
          <table:table-cell office:value-type="string" calcext:value-type="string">
            <text:p>[Warning] No incoming push handler for selector: handler:isConnectedChanged: <text:s text:c="3"/>topic: (null) <text:s text:c="2"/>command: (null) <text:s text:c="2"/>contex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6M54.535007905S" calcext:value-type="time">
            <text:p>46:54.5</text:p>
          </table:table-cell>
          <table:table-cell office:value-type="string" calcext:value-type="string">
            <text:p>cloudphotosd[396]</text:p>
          </table:table-cell>
          <table:table-cell office:value-type="string" calcext:value-type="string">
            <text:p>ApplePushService: Ignoring request for per-app token, topic com.apple.icloud-container.com.apple.photos.cloud is not eligib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04041796S" calcext:value-type="time">
            <text:p>47:08.1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151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04992304S" calcext:value-type="time">
            <text:p>47:08.1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08015656S" calcext:value-type="time">
            <text:p>47:08.1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d0cd4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08015656S" calcext:value-type="time">
            <text:p>47:08.1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11040266S" calcext:value-type="time">
            <text:p>47:08.1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151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11990355S" calcext:value-type="time">
            <text:p>47:08.1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15014546S" calcext:value-type="time">
            <text:p>47:08.1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151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15014546S" calcext:value-type="time">
            <text:p>47:08.1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20975755S" calcext:value-type="time">
            <text:p>47:08.1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2002e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20975755S" calcext:value-type="time">
            <text:p>47:08.1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22963104S" calcext:value-type="time">
            <text:p>47:08.1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06d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22963104S" calcext:value-type="time">
            <text:p>47:08.1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23999946S" calcext:value-type="time">
            <text:p>47:08.1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d0c15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23999946S" calcext:value-type="time">
            <text:p>47:08.1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25036787S" calcext:value-type="time">
            <text:p>47:08.1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06d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25987295S" calcext:value-type="time">
            <text:p>47:08.1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27024136S" calcext:value-type="time">
            <text:p>47:08.1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375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127024136S" calcext:value-type="time">
            <text:p>47:08.1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890022077S" calcext:value-type="time">
            <text:p>47:08.9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151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890972584S" calcext:value-type="time">
            <text:p>47:08.9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890972584S" calcext:value-type="time">
            <text:p>47:08.9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d0cd5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890972584S" calcext:value-type="time">
            <text:p>47:08.9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892009426S" calcext:value-type="time">
            <text:p>47:08.9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e190f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892009426S" calcext:value-type="time">
            <text:p>47:08.9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893996775S" calcext:value-type="time">
            <text:p>47:08.9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0f9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893996775S" calcext:value-type="time">
            <text:p>47:08.9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895033617S" calcext:value-type="time">
            <text:p>47:08.9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375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895033617S" calcext:value-type="time">
            <text:p>47:08.9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895983705S" calcext:value-type="time">
            <text:p>47:08.9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0f9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897020966S" calcext:value-type="time">
            <text:p>47:08.9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897971474S" calcext:value-type="time">
            <text:p>47:08.9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d0b31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897971474S" calcext:value-type="time">
            <text:p>47:08.9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897971474S" calcext:value-type="time">
            <text:p>47:08.9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d0cd5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897971474S" calcext:value-type="time">
            <text:p>47:08.9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954995237S" calcext:value-type="time">
            <text:p>47:09.0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e13dd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954995237S" calcext:value-type="time">
            <text:p>47:09.0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956032079S" calcext:value-type="time">
            <text:p>47:09.0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d0cd5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8.956982167S" calcext:value-type="time">
            <text:p>47:09.0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9.569040053S" calcext:value-type="time">
            <text:p>47:09.6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0f9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9.569040053S" calcext:value-type="time">
            <text:p>47:09.6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9.56999056S" calcext:value-type="time">
            <text:p>47:09.6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d0cd5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9.56999056S" calcext:value-type="time">
            <text:p>47:09.6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9.571027821S" calcext:value-type="time">
            <text:p>47:09.6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151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9.571978329S" calcext:value-type="time">
            <text:p>47:09.6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9.575001262S" calcext:value-type="time">
            <text:p>47:09.6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151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9.575001262S" calcext:value-type="time">
            <text:p>47:09.6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9.602995561S" calcext:value-type="time">
            <text:p>47:09.6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375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9.604031984S" calcext:value-type="time">
            <text:p>47:09.6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9.604982492S" calcext:value-type="time">
            <text:p>47:09.6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06d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47M09.606019333S" calcext:value-type="time">
            <text:p>47:09.6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6.073958427S" calcext:value-type="time">
            <text:p>50:06.1</text:p>
          </table:table-cell>
          <table:table-cell office:value-type="string" calcext:value-type="string">
            <text:p>CoreServicesUIAgent[436]</text:p>
          </table:table-cell>
          <table:table-cell office:value-type="string" calcext:value-type="string">
            <text:p>Error -60005 creating authorization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6.954028923S" calcext:value-type="time">
            <text:p>50:07.0</text:p>
          </table:table-cell>
          <table:table-cell office:value-type="string" calcext:value-type="string">
            <text:p>com.apple.CodeSigningHelper[176]</text:p>
          </table:table-cell>
          <table:table-cell office:value-type="string" calcext:value-type="string">
            <text:p>refusing to handle back Info.plist that is more then 100K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7.834961917S" calcext:value-type="time">
            <text:p>50:07.8</text:p>
          </table:table-cell>
          <table:table-cell office:value-type="string" calcext:value-type="string">
            <text:p>com.apple.CodeSigningHelper[176]</text:p>
          </table:table-cell>
          <table:table-cell office:value-type="string" calcext:value-type="string">
            <text:p>refusing to handle back Info.plist that is more then 100K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8.132006088S" calcext:value-type="time">
            <text:p>50:08.1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52]) appleeventsd(52) deny file-read-data /Applications/File View.app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8.135030698S" calcext:value-type="time">
            <text:p>50:08.1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52]) appleeventsd(52) deny file-read-metadata /Applications/File View.app/Content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8.158962708S" calcext:value-type="time">
            <text:p>50:08.2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52]) appleeventsd(52) deny file-read-metadata /Applications/File View.app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8.184970077S" calcext:value-type="time">
            <text:p>50:08.2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52]) appleeventsd(52) deny file-read-data /Applications/File View.app/Contents/MacOS/File View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7.999986084S" calcext:value-type="time">
            <text:p>50:08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bash(1111) deny(1)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7.999986084S" calcext:value-type="time">
            <text:p>50:08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bash(1112) deny(1)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7.999986084S" calcext:value-type="time">
            <text:p>50:08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bash(1113) deny(1)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7.999986084S" calcext:value-type="time">
            <text:p>50:08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bash(1114) deny(1)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7.999986084S" calcext:value-type="time">
            <text:p>50:08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bash(1115) deny(1)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7.999986084S" calcext:value-type="time">
            <text:p>50:08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bash(1116) deny(1)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8.414966147S" calcext:value-type="time">
            <text:p>50:08.4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07]) bash(1107) deny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8.431987278S" calcext:value-type="time">
            <text:p>50:08.4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08]) bash(1108) deny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8.565993374S" calcext:value-type="time">
            <text:p>50:08.6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09]) bash(1109) deny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08.569968492S" calcext:value-type="time">
            <text:p>50:08.6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10]) bash(1110) deny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4.467977639S" calcext:value-type="time">
            <text:p>50:14.5</text:p>
          </table:table-cell>
          <table:table-cell office:value-type="string" calcext:value-type="string">
            <text:p>com.apple.appkit.xpc.openAndSavePanelService[1117]</text:p>
          </table:table-cell>
          <table:table-cell office:value-type="string" calcext:value-type="string">
            <text:p>BUG in libdispatch client: kevent[EVFILT_MEMORYSTATUS] add: "Operation not supported" - 0x2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4.664019039S" calcext:value-type="time">
            <text:p>50:14.7</text:p>
          </table:table-cell>
          <table:table-cell office:value-type="string" calcext:value-type="string">
            <text:p>com.apple.appkit.xpc.openAndSavePanelService[1117]</text:p>
          </table:table-cell>
          <table:table-cell office:value-type="string" calcext:value-type="string">
            <text:p>assertion failed: 15D21: libxpc.dylib + 63930 [61AB4610-9304-354C-9E9B-D57198AE9866]: 0x89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45992425S" calcext:value-type="time">
            <text:p>50:15.0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d0db6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45992425S" calcext:value-type="time">
            <text:p>50:15.0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47030523S" calcext:value-type="time">
            <text:p>50:15.0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375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47030523S" calcext:value-type="time">
            <text:p>50:15.0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47981031S" calcext:value-type="time">
            <text:p>50:15.0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06d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47981031S" calcext:value-type="time">
            <text:p>50:15.0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47981031S" calcext:value-type="time">
            <text:p>50:15.0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06d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49017034S" calcext:value-type="time">
            <text:p>50:15.0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49967542S" calcext:value-type="time">
            <text:p>50:15.0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d0cab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49967542S" calcext:value-type="time">
            <text:p>50:15.0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51003546S" calcext:value-type="time">
            <text:p>50:15.1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d0db6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51003546S" calcext:value-type="time">
            <text:p>50:15.1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52042063S" calcext:value-type="time">
            <text:p>50:15.1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d0b31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52042063S" calcext:value-type="time">
            <text:p>50:15.1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52990476S" calcext:value-type="time">
            <text:p>50:15.1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06d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52990476S" calcext:value-type="time">
            <text:p>50:15.1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54028574S" calcext:value-type="time">
            <text:p>50:15.1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d0db6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54028574S" calcext:value-type="time">
            <text:p>50:15.1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54979082S" calcext:value-type="time">
            <text:p>50:15.1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d0b31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54979082S" calcext:value-type="time">
            <text:p>50:15.1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56015085S" calcext:value-type="time">
            <text:p>50:15.1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d0db6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056965593S" calcext:value-type="time">
            <text:p>50:15.1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258018114S" calcext:value-type="time">
            <text:p>50:15.3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20121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258018114S" calcext:value-type="time">
            <text:p>50:15.3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260005044S" calcext:value-type="time">
            <text:p>50:15.3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20121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261043143S" calcext:value-type="time">
            <text:p>50:15.3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263029654S" calcext:value-type="time">
            <text:p>50:15.3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0006d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0M15.263029654S" calcext:value-type="time">
            <text:p>50:15.3</text:p>
          </table:table-cell>
          <table:table-cell office:value-type="string" calcext:value-type="string">
            <text:p>quicklookd[107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1M11.336976578S" calcext:value-type="time">
            <text:p>51:11.3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7fd8f49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1M11.336976578S" calcext:value-type="time">
            <text:p>51:11.3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7fd8f49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1M12.639974859S" calcext:value-type="time">
            <text:p>51:12.6</text:p>
          </table:table-cell>
          <table:table-cell office:value-type="string" calcext:value-type="string">
            <text:p>Safari[369]</text:p>
          </table:table-cell>
          <table:table-cell office:value-type="string" calcext:value-type="string">
            <text:p>tcp_connection_tls_session_error_callback_imp 27 __tcp_connection_tls_session_callback_write_block_invoke.434 error 22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1M13.989024153S" calcext:value-type="time">
            <text:p>51:14.0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7fd716c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1M13.989974661S" calcext:value-type="time">
            <text:p>51:14.0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7fd716c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1M32.919004709S" calcext:value-type="time">
            <text:p>51:32.9</text:p>
          </table:table-cell>
          <table:table-cell office:value-type="string" calcext:value-type="string">
            <text:p>imagent[403]</text:p>
          </table:table-cell>
          <table:table-cell office:value-type="string" calcext:value-type="string">
            <text:p>[Warning] No incoming push handler for selector: handler:isConnectedChanged: <text:s text:c="3"/>topic: (null) <text:s text:c="2"/>command: (null) <text:s text:c="2"/>contex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1M33.107961304S" calcext:value-type="time">
            <text:p>51:33.1</text:p>
          </table:table-cell>
          <table:table-cell office:value-type="string" calcext:value-type="string">
            <text:p>ntpd[188]</text:p>
          </table:table-cell>
          <table:table-cell office:value-type="string" calcext:value-type="string">
            <text:p>sigio_handler: sigio_handler_active != 1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1M33.107961304S" calcext:value-type="time">
            <text:p>51:33.1</text:p>
          </table:table-cell>
          <table:table-cell office:value-type="string" calcext:value-type="string">
            <text:p>ntpd[188]</text:p>
          </table:table-cell>
          <table:table-cell office:value-type="string" calcext:value-type="string">
            <text:p>sigio_handler: sigio_handler_active != 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1M33.978960486S" calcext:value-type="time">
            <text:p>51:34.0</text:p>
          </table:table-cell>
          <table:table-cell office:value-type="string" calcext:value-type="string">
            <text:p>imagent[403]</text:p>
          </table:table-cell>
          <table:table-cell office:value-type="string" calcext:value-type="string">
            <text:p>[Warning] No incoming push handler for selector: handler:isConnectedChanged: <text:s text:c="3"/>topic: (null) <text:s text:c="2"/>command: (null) <text:s text:c="2"/>contex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1M33.98103375S" calcext:value-type="time">
            <text:p>51:34.0</text:p>
          </table:table-cell>
          <table:table-cell office:value-type="string" calcext:value-type="string">
            <text:p>cloudphotosd[396]</text:p>
          </table:table-cell>
          <table:table-cell office:value-type="string" calcext:value-type="string">
            <text:p>ApplePushService: Ignoring request for per-app token, topic com.apple.icloud-container.com.apple.photos.cloud is not eligib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3M52.916036295S" calcext:value-type="time">
            <text:p>53:52.9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53:52.915 : SDSharePointBrowser::handleEnumerateCallBack returned -660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4M12.87504131S" calcext:value-type="time">
            <text:p>54:12.9</text:p>
          </table:table-cell>
          <table:table-cell office:value-type="string" calcext:value-type="string">
            <text:p>cloudfamilyrestrictionsd[551]</text:p>
          </table:table-cell>
          <table:table-cell office:value-type="string" calcext:value-type="string">
            <text:p>CFRPushManager : connection:didChangeConnectedStatus: : 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4M13.581964737S" calcext:value-type="time">
            <text:p>54:13.6</text:p>
          </table:table-cell>
          <table:table-cell office:value-type="string" calcext:value-type="string">
            <text:p>cloudfamilyrestrictionsd[551]</text:p>
          </table:table-cell>
          <table:table-cell office:value-type="string" calcext:value-type="string">
            <text:p>CFRPushManager : connection:didChangeConnectedStatus: : 1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4M20.014013853S" calcext:value-type="time">
            <text:p>54:20.0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54:20.014 : SDSharePointBrowser::handleEnumerateCallBack returned -660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17.999991914S" calcext:value-type="time">
            <text:p>55:18.0</text:p>
          </table:table-cell>
          <table:table-cell office:value-type="string" calcext:value-type="string">
            <text:p>syslogd[45]</text:p>
          </table:table-cell>
          <table:table-cell office:value-type="string" calcext:value-type="string">
            <text:p>ASL Sender Statistic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40.228982689S" calcext:value-type="time">
            <text:p>55:40.2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notification observer: com.apple.iChat <text:s text:c="2"/>notification: __CFNotification 0x7fb1e3748ff0 {name = _NSDoNotDisturbEn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40.242028702S" calcext:value-type="time">
            <text:p>55:40.2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40.24600382S" calcext:value-type="time">
            <text:p>55:40.2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2"/>DND Enabled: YE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40.24600382S" calcext:value-type="time">
            <text:p>55:40.2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Updating enabled: NO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5M40.247039823S" calcext:value-type="time">
            <text:p>55:40.2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notification observer: com.apple.iChat <text:s text:c="2"/>notification: __CFNotification 0x7fb1e347f1b0 {name = _NSDoNotDisturbEn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40.251014102S" calcext:value-type="time">
            <text:p>55:40.3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40.254038293S" calcext:value-type="time">
            <text:p>55:40.3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2"/>DND Enabled: YE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40.254038293S" calcext:value-type="time">
            <text:p>55:40.3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Updating enabled: NO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5M48.908034805S" calcext:value-type="time">
            <text:p>55:48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notification observer: com.apple.iChat <text:s text:c="2"/>notification: __CFNotification 0x7fb1e3573e70 {name = _NSDoNotDisturbDis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48.919007974S" calcext:value-type="time">
            <text:p>55:48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48.922031745S" calcext:value-type="time">
            <text:p>55:48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2"/>DND En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48.922982253S" calcext:value-type="time">
            <text:p>55:48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Updating enabled: YES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4"/>"com.apple.madrid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5M48.922982253S" calcext:value-type="time">
            <text:p>55:48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notification observer: com.apple.iChat <text:s text:c="2"/>notification: __CFNotification 0x7fb1e3628c90 {name = _NSDoNotDisturbDis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48.927043285S" calcext:value-type="time">
            <text:p>55:48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48.931017565S" calcext:value-type="time">
            <text:p>55:48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2"/>DND En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48.931017565S" calcext:value-type="time">
            <text:p>55:48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Updating enabled: YES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4"/>"com.apple.madrid"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"com.apple.private.ids"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"com.apple.private.alloy.sm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5M52.725015208S" calcext:value-type="time">
            <text:p>55:52.7</text:p>
          </table:table-cell>
          <table:table-cell office:value-type="string" calcext:value-type="string">
            <text:p>imagent[403]</text:p>
          </table:table-cell>
          <table:table-cell office:value-type="string" calcext:value-type="string">
            <text:p>[Warning] No incoming push handler for selector: handler:isConnectedChanged: <text:s text:c="3"/>topic: (null) <text:s text:c="2"/>command: (null) <text:s text:c="2"/>contex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53.148028487S" calcext:value-type="time">
            <text:p>55:53.1</text:p>
          </table:table-cell>
          <table:table-cell office:value-type="string" calcext:value-type="string">
            <text:p>ntpd[188]</text:p>
          </table:table-cell>
          <table:table-cell office:value-type="string" calcext:value-type="string">
            <text:p>sigio_handler: sigio_handler_active != 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53.148028487S" calcext:value-type="time">
            <text:p>55:53.1</text:p>
          </table:table-cell>
          <table:table-cell office:value-type="string" calcext:value-type="string">
            <text:p>ntpd[188]</text:p>
          </table:table-cell>
          <table:table-cell office:value-type="string" calcext:value-type="string">
            <text:p>sigio_handler: sigio_handler_active != 1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53.773996979S" calcext:value-type="time">
            <text:p>55:53.8</text:p>
          </table:table-cell>
          <table:table-cell office:value-type="string" calcext:value-type="string">
            <text:p>imagent[403]</text:p>
          </table:table-cell>
          <table:table-cell office:value-type="string" calcext:value-type="string">
            <text:p>[Warning] No incoming push handler for selector: handler:isConnectedChanged: <text:s text:c="3"/>topic: (null) <text:s text:c="2"/>command: (null) <text:s text:c="2"/>contex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5M53.777020751S" calcext:value-type="time">
            <text:p>55:53.8</text:p>
          </table:table-cell>
          <table:table-cell office:value-type="string" calcext:value-type="string">
            <text:p>cloudphotosd[396]</text:p>
          </table:table-cell>
          <table:table-cell office:value-type="string" calcext:value-type="string">
            <text:p>ApplePushService: Ignoring request for per-app token, topic com.apple.icloud-container.com.apple.photos.cloud is not eligib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00.05104417S" calcext:value-type="time">
            <text:p>56:00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notification observer: com.apple.iChat <text:s text:c="2"/>notification: __CFNotification 0x7fb1e35485a0 {name = _NSDoNotDisturbEn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00.067977291S" calcext:value-type="time">
            <text:p>56:00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00.071002319S" calcext:value-type="time">
            <text:p>56:00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2"/>DND Enabled: YE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00.072038323S" calcext:value-type="time">
            <text:p>56:00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Updating enabled: NO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6M00.072038323S" calcext:value-type="time">
            <text:p>56:00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notification observer: com.apple.iChat <text:s text:c="2"/>notification: __CFNotification 0x7fb1e3648160 {name = _NSDoNotDisturbEn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00.076013859S" calcext:value-type="time">
            <text:p>56:00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00.079986881S" calcext:value-type="time">
            <text:p>56:00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2"/>DND Enabled: YE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00.08102498S" calcext:value-type="time">
            <text:p>56:00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Updating enabled: NO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6M18.03900484S" calcext:value-type="time">
            <text:p>56:18.0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notification observer: com.apple.iChat <text:s text:c="2"/>notification: __CFNotification 0x7fb1e376b1c0 {name = _NSDoNotDisturbDis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18.05300178S" calcext:value-type="time">
            <text:p>56:18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18.05896299S" calcext:value-type="time">
            <text:p>56:18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2"/>DND En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18.05896299S" calcext:value-type="time">
            <text:p>56:18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Updating enabled: YES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4"/>"com.apple.madrid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6M18.05896299S" calcext:value-type="time">
            <text:p>56:18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notification observer: com.apple.iChat <text:s text:c="2"/>notification: __CFNotification 0x7fb1e347f1b0 {name = _NSDoNotDisturbDis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18.06898565S" calcext:value-type="time">
            <text:p>56:18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18.075033613S" calcext:value-type="time">
            <text:p>56:18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2"/>DND En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18.075033613S" calcext:value-type="time">
            <text:p>56:18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Updating enabled: YES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4"/>"com.apple.madrid"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"com.apple.private.ids"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"com.apple.private.alloy.sm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6M18.29898214S" calcext:value-type="time">
            <text:p>56:18.3</text:p>
          </table:table-cell>
          <table:table-cell office:value-type="string" calcext:value-type="string">
            <text:p>Snagit[1134]</text:p>
          </table:table-cell>
          <table:table-cell office:value-type="string" calcext:value-type="string">
            <text:p>NSWindow does not support nonactivating panel styleMask 0x8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18.29898214S" calcext:value-type="time">
            <text:p>56:18.3</text:p>
          </table:table-cell>
          <table:table-cell office:value-type="string" calcext:value-type="string">
            <text:p>Snagit[1134]</text:p>
          </table:table-cell>
          <table:table-cell office:value-type="string" calcext:value-type="string">
            <text:p>NSWindow does not support utility styleMask 0x1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18.29898214S" calcext:value-type="time">
            <text:p>56:18.3</text:p>
          </table:table-cell>
          <table:table-cell office:value-type="string" calcext:value-type="string">
            <text:p>Snagit[1134]</text:p>
          </table:table-cell>
          <table:table-cell office:value-type="string" calcext:value-type="string">
            <text:p>NSWindow does not support HUD styleMask 0x200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18.542975988S" calcext:value-type="time">
            <text:p>56:18.5</text:p>
          </table:table-cell>
          <table:table-cell office:value-type="string" calcext:value-type="string">
            <text:p>Snagit[1134]</text:p>
          </table:table-cell>
          <table:table-cell office:value-type="string" calcext:value-type="string">
            <text:p>Failed to connect (notificationButton) outlet from (EditorWindowController) to (NSButton): missing setter or instance variab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18.840018902S" calcext:value-type="time">
            <text:p>56:18.8</text:p>
          </table:table-cell>
          <table:table-cell office:value-type="string" calcext:value-type="string">
            <text:p>Snagit[1134]</text:p>
          </table:table-cell>
          <table:table-cell office:value-type="string" calcext:value-type="string">
            <text:p>objc[1134]: Class UploaderConnection is implemented in both /Applications/Snagit.app/Contents/MacOS/Snagit and /Users/Lynn/Library/Application Support/TechSmith/Snagit/PlugIns/CamtasiaRelay.tscshareplugin/Contents/MacOS/CamtasiaRelay. One of the two will be used. Which one is undefined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18.840018902S" calcext:value-type="time">
            <text:p>56:18.8</text:p>
          </table:table-cell>
          <table:table-cell office:value-type="string" calcext:value-type="string">
            <text:p>Snagit[1134]</text:p>
          </table:table-cell>
          <table:table-cell office:value-type="string" calcext:value-type="string">
            <text:p>objc[1134]: Class FilePaths is implemented in both /Applications/Snagit.app/Contents/MacOS/Snagit and /Users/Lynn/Library/Application Support/TechSmith/Snagit/PlugIns/CamtasiaRelay.tscshareplugin/Contents/MacOS/CamtasiaRelay. One of the two will be used. Which one is undefined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18.991996637S" calcext:value-type="time">
            <text:p>56:19.0</text:p>
          </table:table-cell>
          <table:table-cell office:value-type="string" calcext:value-type="string">
            <text:p>Snagit[1134]</text:p>
          </table:table-cell>
          <table:table-cell office:value-type="string" calcext:value-type="string">
            <text:p>NSWindow warning: adding an unknown subview: &lt;BlackTitleView: 0x7f9fddbd2ea0&gt;. Break on NSLog to debug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18.991996637S" calcext:value-type="time">
            <text:p>56:19.0</text:p>
          </table:table-cell>
          <table:table-cell office:value-type="string" calcext:value-type="string">
            <text:p>Snagit[1134]</text:p>
          </table:table-cell>
          <table:table-cell office:value-type="string" calcext:value-type="string">
            <text:p>Call stack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<text:s text:c="2"/>AppKit <text:s text:c="29"/>0x00007fff9f8f74ef -[NSThemeFrame addSubview:] + 1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 <text:s text:c="2"/>AppKit <text:s text:c="29"/>0x00007fff9f8f6fec -[NSView addSubview:positioned:relativeTo:] + 2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 <text:s text:c="2"/>Snagit <text:s text:c="29"/>0x000000010ebe2f16 Snagit + 6059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 <text:s text:c="2"/>CoreFoundation <text:s text:c="21"/>0x00007fff9a4e070c __CFNOTIFICATIONCENTER_IS_CALLING_OUT_TO_AN_OBSERVER__ + 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 <text:s text:c="2"/>CoreFoundation <text:s text:c="21"/>0x00007fff9a4e067f ___CFXRegistrationPost_block_invoke + 6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 <text:s text:c="2"/>CoreFoundation <text:s text:c="21"/>0x00007fff9a4dfd47 _CFXRegistrationPost + 4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 <text:s text:c="2"/>CoreFoundation <text:s text:c="21"/>0x00007fff9a4dfab2 ___CFXNotificationPost_block_invoke + 5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 <text:s text:c="2"/>CoreFoundation <text:s text:c="21"/>0x00007fff9a4d9d42 -[_CFXNotificationRegistrar find:object:observer:enumerator:] + 19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 <text:s text:c="2"/>CoreFoundation <text:s text:c="21"/>0x00007fff9a3c8145 _CFXNotificationPost + 69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 <text:s text:c="2"/>Foundation <text:s text:c="25"/>0x00007fff9de71921 -[NSNotificationCenter postNotificationName:object:userInfo:] + 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 <text:s/>AppKit <text:s text:c="29"/>0x00007fff9f9382c2 -[NSApplication finishLaunching] + 35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 <text:s/>AppKit <text:s text:c="29"/>0x00007fff9f937e05 -[NSApplication run] + 2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 <text:s/>AppKit <text:s text:c="29"/>0x00007fff9f8ba520 NSApplicationMain + 11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3 <text:s/>libdyld.dylib <text:s text:c="22"/>0x00007fff9eb815ad start +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4 <text:s/>??? <text:s text:c="32"/>0x0000000000000001 0x0 +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6M19.847011529S" calcext:value-type="time">
            <text:p>56:19.8</text:p>
          </table:table-cell>
          <table:table-cell office:value-type="string" calcext:value-type="string">
            <text:p>Snagit[1134]</text:p>
          </table:table-cell>
          <table:table-cell office:value-type="string" calcext:value-type="string">
            <text:p>convertingFile: file:///Users/Lynn/Library/Group%20Containers/7TQL462TU8.com.techsmith.snagit/PendingCaptures/2016-04-02_14-56-17.917.snagitimagecaptur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51.999995029S" calcext:value-type="time">
            <text:p>56:52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mb_smb_ssnsetup: HPFC15B4AC4C58 doesn't support extended security, this server will be deprecated in the future!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6M52.412986904S" calcext:value-type="time">
            <text:p>56:52.4</text:p>
          </table:table-cell>
          <table:table-cell office:value-type="string" calcext:value-type="string">
            <text:p>sharingd[405]</text:p>
          </table:table-cell>
          <table:table-cell office:value-type="string" calcext:value-type="string">
            <text:p>14:56:52.413 : SDSharePointBrowser::handleEnumerateCallBack returned -660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25.188998524S" calcext:value-type="time">
            <text:p>57:25.2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42]) bash(1142) deny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25.208006166S" calcext:value-type="time">
            <text:p>57:25.2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45]) bash(1145) deny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25.000042347S" calcext:value-type="time">
            <text:p>57:25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bash(1166) deny(1)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25.225977805S" calcext:value-type="time">
            <text:p>57:25.2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48]) bash(1148) deny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25.000042347S" calcext:value-type="time">
            <text:p>57:25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bash(1169) deny(1)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25.244985446S" calcext:value-type="time">
            <text:p>57:25.2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51]) bash(1151) deny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25.263994345S" calcext:value-type="time">
            <text:p>57:25.3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54]) bash(1154) deny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25.281964727S" calcext:value-type="time">
            <text:p>57:25.3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57]) bash(1157) deny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25.300023118S" calcext:value-type="time">
            <text:p>57:25.3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60]) bash(1160) deny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25.317042992S" calcext:value-type="time">
            <text:p>57:25.3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63]) bash(1163) deny file-read-data /private/etc/profi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56.475993544S" calcext:value-type="time">
            <text:p>57:56.5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notification observer: com.apple.iChat <text:s text:c="2"/>notification: __CFNotification 0x7fb1e3774480 {name = _NSDoNotDisturbEn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56.491977833S" calcext:value-type="time">
            <text:p>57:56.5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56.495001186S" calcext:value-type="time">
            <text:p>57:56.5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2"/>DND Enabled: YE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56.495001186S" calcext:value-type="time">
            <text:p>57:56.5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Updating enabled: NO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7M56.495001186S" calcext:value-type="time">
            <text:p>57:56.5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notification observer: com.apple.iChat <text:s text:c="2"/>notification: __CFNotification 0x7fb1e3703e50 {name = _NSDoNotDisturbEn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56.500963233S" calcext:value-type="time">
            <text:p>57:56.5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56.505023846S" calcext:value-type="time">
            <text:p>57:56.5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2"/>DND Enabled: YE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7M56.505023846S" calcext:value-type="time">
            <text:p>57:56.5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Updating enabled: NO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8M06.84598105S" calcext:value-type="time">
            <text:p>58:06.8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notification observer: com.apple.iChat <text:s text:c="2"/>notification: __CFNotification 0x7fb1e352c8b0 {name = _NSDoNotDisturbDis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8M06.861965759S" calcext:value-type="time">
            <text:p>58:06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8M06.868964229S" calcext:value-type="time">
            <text:p>58:06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2"/>DND En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8M06.870000232S" calcext:value-type="time">
            <text:p>58:06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Updating enabled: YES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4"/>"com.apple.madrid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8M06.870000232S" calcext:value-type="time">
            <text:p>58:06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notification observer: com.apple.iChat <text:s text:c="2"/>notification: __CFNotification 0x7fb1e3645f00 {name = _NSDoNotDisturbDis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8M06.876998283S" calcext:value-type="time">
            <text:p>58:06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8M06.883996334S" calcext:value-type="time">
            <text:p>58:06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2"/>DND En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8M06.883996334S" calcext:value-type="time">
            <text:p>58:06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Updating enabled: YES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4"/>"com.apple.madrid"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"com.apple.private.ids"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"com.apple.private.alloy.sm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8M07.361961789S" calcext:value-type="time">
            <text:p>58:07.4</text:p>
          </table:table-cell>
          <table:table-cell office:value-type="string" calcext:value-type="string">
            <text:p>Snagit[1134]</text:p>
          </table:table-cell>
          <table:table-cell office:value-type="string" calcext:value-type="string">
            <text:p>convertingFile: file:///Users/Lynn/Library/Group%20Containers/7TQL462TU8.com.techsmith.snagit/PendingCaptures/2016-04-02_14-58-06.731.snagitimagecaptur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8M13.395014713S" calcext:value-type="time">
            <text:p>58:13.4</text:p>
          </table:table-cell>
          <table:table-cell office:value-type="string" calcext:value-type="string">
            <text:p>lsd[363]</text:p>
          </table:table-cell>
          <table:table-cell office:value-type="string" calcext:value-type="string">
            <text:p>LaunchServices: Could not store lsd-identifiers file at /private/var/db/lsd/com.apple.lsdschemes.plist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8M17.351011075S" calcext:value-type="time">
            <text:p>58:17.4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7fb152a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8M17.351961583S" calcext:value-type="time">
            <text:p>58:17.4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7fb152a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8M52.184034772S" calcext:value-type="time">
            <text:p>58:52.2</text:p>
          </table:table-cell>
          <table:table-cell office:value-type="string" calcext:value-type="string">
            <text:p>cloudfamilyrestrictionsd[551]</text:p>
          </table:table-cell>
          <table:table-cell office:value-type="string" calcext:value-type="string">
            <text:p>CFRPushManager : connection:didChangeConnectedStatus: : 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8M52.721961848S" calcext:value-type="time">
            <text:p>58:52.7</text:p>
          </table:table-cell>
          <table:table-cell office:value-type="string" calcext:value-type="string">
            <text:p>cloudfamilyrestrictionsd[551]</text:p>
          </table:table-cell>
          <table:table-cell office:value-type="string" calcext:value-type="string">
            <text:p>CFRPushManager : connection:didChangeConnectedStatus: : 1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02.068023188S" calcext:value-type="time">
            <text:p>59:02.1</text:p>
          </table:table-cell>
          <table:table-cell office:value-type="string" calcext:value-type="string">
            <text:p>Mail[838]</text:p>
          </table:table-cell>
          <table:table-cell office:value-type="string" calcext:value-type="string">
            <text:p>Skipping STATUS for Drafts because CHECK failed with error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02.068023188S" calcext:value-type="time">
            <text:p>59:02.1</text:p>
          </table:table-cell>
          <table:table-cell office:value-type="string" calcext:value-type="string">
            <text:p>Mail[838]</text:p>
          </table:table-cell>
          <table:table-cell office:value-type="string" calcext:value-type="string">
            <text:p>Skipping STATUS for INBOX because CHECK failed with error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12.81903483S" calcext:value-type="time">
            <text:p>59:12.8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notification observer: com.apple.iChat <text:s text:c="2"/>notification: __CFNotification 0x7fb1e357a4b0 {name = _NSDoNotDisturbEn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12.83700563S" calcext:value-type="time">
            <text:p>59:12.8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12.845041361S" calcext:value-type="time">
            <text:p>59:12.8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2"/>DND Enabled: YE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12.845041361S" calcext:value-type="time">
            <text:p>59:12.8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Updating enabled: NO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9M12.845041361S" calcext:value-type="time">
            <text:p>59:12.8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notification observer: com.apple.iChat <text:s text:c="2"/>notification: __CFNotification 0x7fb1e3523350 {name = _NSDoNotDisturbEn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12.849015221S" calcext:value-type="time">
            <text:p>59:12.8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12.85601411S" calcext:value-type="time">
            <text:p>59:12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2"/>DND Enabled: YE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12.85601411S" calcext:value-type="time">
            <text:p>59:12.9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Updating enabled: NO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9M21.102029029S" calcext:value-type="time">
            <text:p>59:21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notification observer: com.apple.iChat <text:s text:c="2"/>notification: __CFNotification 0x7fb1e3413f70 {name = _NSDoNotDisturbDis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21.11999983S" calcext:value-type="time">
            <text:p>59:21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21.123974947S" calcext:value-type="time">
            <text:p>59:21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<text:s text:c="2"/>DND En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21.123974947S" calcext:value-type="time">
            <text:p>59:21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7376e0&gt;: Updating enabled: YES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4"/>"com.apple.madrid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9M21.123974947S" calcext:value-type="time">
            <text:p>59:21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notification observer: com.apple.iChat <text:s text:c="2"/>notification: __CFNotification 0x7fb1e357a4b0 {name = _NSDoNotDisturbDisabledNotification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21.128986487S" calcext:value-type="time">
            <text:p>59:21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3"/>NC Dis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21.135984538S" calcext:value-type="time">
            <text:p>59:21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<text:s text:c="2"/>DND Enabled: NO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21.135984538S" calcext:value-type="time">
            <text:p>59:21.1</text:p>
          </table:table-cell>
          <table:table-cell office:value-type="string" calcext:value-type="string">
            <text:p>identityservicesd[374]</text:p>
          </table:table-cell>
          <table:table-cell office:value-type="string" calcext:value-type="string">
            <text:p>&lt;IMMacNotificationCenterManager: 0x7fb1e3424d10&gt;: Updating enabled: YES <text:s text:c="2"/>(Topics: (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4"/>"com.apple.madrid"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"com.apple.private.ids"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"com.apple.private.alloy.sm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9M21.294960743S" calcext:value-type="time">
            <text:p>59:21.3</text:p>
          </table:table-cell>
          <table:table-cell office:value-type="string" calcext:value-type="string">
            <text:p>Snagit[1174]</text:p>
          </table:table-cell>
          <table:table-cell office:value-type="string" calcext:value-type="string">
            <text:p>NSWindow does not support nonactivating panel styleMask 0x8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21.294960743S" calcext:value-type="time">
            <text:p>59:21.3</text:p>
          </table:table-cell>
          <table:table-cell office:value-type="string" calcext:value-type="string">
            <text:p>Snagit[1174]</text:p>
          </table:table-cell>
          <table:table-cell office:value-type="string" calcext:value-type="string">
            <text:p>NSWindow does not support utility styleMask 0x1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21.294960743S" calcext:value-type="time">
            <text:p>59:21.3</text:p>
          </table:table-cell>
          <table:table-cell office:value-type="string" calcext:value-type="string">
            <text:p>Snagit[1174]</text:p>
          </table:table-cell>
          <table:table-cell office:value-type="string" calcext:value-type="string">
            <text:p>NSWindow does not support HUD styleMask 0x200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21.539990595S" calcext:value-type="time">
            <text:p>59:21.5</text:p>
          </table:table-cell>
          <table:table-cell office:value-type="string" calcext:value-type="string">
            <text:p>Snagit[1174]</text:p>
          </table:table-cell>
          <table:table-cell office:value-type="string" calcext:value-type="string">
            <text:p>Failed to connect (notificationButton) outlet from (EditorWindowController) to (NSButton): missing setter or instance variab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21.815001676S" calcext:value-type="time">
            <text:p>59:21.8</text:p>
          </table:table-cell>
          <table:table-cell office:value-type="string" calcext:value-type="string">
            <text:p>Snagit[1174]</text:p>
          </table:table-cell>
          <table:table-cell office:value-type="string" calcext:value-type="string">
            <text:p>objc[1174]: Class UploaderConnection is implemented in both /Applications/Snagit.app/Contents/MacOS/Snagit and /Users/Lynn/Library/Application Support/TechSmith/Snagit/PlugIns/CamtasiaRelay.tscshareplugin/Contents/MacOS/CamtasiaRelay. One of the two will be used. Which one is undefined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21.815001676S" calcext:value-type="time">
            <text:p>59:21.8</text:p>
          </table:table-cell>
          <table:table-cell office:value-type="string" calcext:value-type="string">
            <text:p>Snagit[1174]</text:p>
          </table:table-cell>
          <table:table-cell office:value-type="string" calcext:value-type="string">
            <text:p>objc[1174]: Class FilePaths is implemented in both /Applications/Snagit.app/Contents/MacOS/Snagit and /Users/Lynn/Library/Application Support/TechSmith/Snagit/PlugIns/CamtasiaRelay.tscshareplugin/Contents/MacOS/CamtasiaRelay. One of the two will be used. Which one is undefined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21.912028911S" calcext:value-type="time">
            <text:p>59:21.9</text:p>
          </table:table-cell>
          <table:table-cell office:value-type="string" calcext:value-type="string">
            <text:p>Snagit[1174]</text:p>
          </table:table-cell>
          <table:table-cell office:value-type="string" calcext:value-type="string">
            <text:p>NSWindow warning: adding an unknown subview: &lt;BlackTitleView: 0x7fb12c170fb0&gt;. Break on NSLog to debug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2H59M21.912979418S" calcext:value-type="time">
            <text:p>59:21.9</text:p>
          </table:table-cell>
          <table:table-cell office:value-type="string" calcext:value-type="string">
            <text:p>Snagit[1174]</text:p>
          </table:table-cell>
          <table:table-cell office:value-type="string" calcext:value-type="string">
            <text:p>Call stack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<text:s text:c="2"/>AppKit <text:s text:c="29"/>0x00007fff9f8f74ef -[NSThemeFrame addSubview:] + 1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 <text:s text:c="2"/>AppKit <text:s text:c="29"/>0x00007fff9f8f6fec -[NSView addSubview:positioned:relativeTo:] + 2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 <text:s text:c="2"/>Snagit <text:s text:c="29"/>0x000000010d598f16 Snagit + 6059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 <text:s text:c="2"/>CoreFoundation <text:s text:c="21"/>0x00007fff9a4e070c __CFNOTIFICATIONCENTER_IS_CALLING_OUT_TO_AN_OBSERVER__ + 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 <text:s text:c="2"/>CoreFoundation <text:s text:c="21"/>0x00007fff9a4e067f ___CFXRegistrationPost_block_invoke + 6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 <text:s text:c="2"/>CoreFoundation <text:s text:c="21"/>0x00007fff9a4dfd47 _CFXRegistrationPost + 4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 <text:s text:c="2"/>CoreFoundation <text:s text:c="21"/>0x00007fff9a4dfab2 ___CFXNotificationPost_block_invoke + 5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 <text:s text:c="2"/>CoreFoundation <text:s text:c="21"/>0x00007fff9a4d9d42 -[_CFXNotificationRegistrar find:object:observer:enumerator:] + 19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 <text:s text:c="2"/>CoreFoundation <text:s text:c="21"/>0x00007fff9a3c8145 _CFXNotificationPost + 69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 <text:s text:c="2"/>Foundation <text:s text:c="25"/>0x00007fff9de71921 -[NSNotificationCenter postNotificationName:object:userInfo:] + 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 <text:s/>AppKit <text:s text:c="29"/>0x00007fff9f9382c2 -[NSApplication finishLaunching] + 35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 <text:s/>AppKit <text:s text:c="29"/>0x00007fff9f937e05 -[NSApplication run] + 2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 <text:s/>AppKit <text:s text:c="29"/>0x00007fff9f8ba520 NSApplicationMain + 11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3 <text:s/>libdyld.dylib <text:s text:c="22"/>0x00007fff9eb815ad start +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4 <text:s/>??? <text:s text:c="32"/>0x0000000000000001 0x0 +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1023"/>
        </table:table-row>
        <table:table-row table:style-name="ro1">
          <table:table-cell table:style-name="ce9" office:value-type="time" office:time-value="PT1019102H59M22.670967914S" calcext:value-type="time">
            <text:p>59:22.7</text:p>
          </table:table-cell>
          <table:table-cell office:value-type="string" calcext:value-type="string">
            <text:p>Snagit[1174]</text:p>
          </table:table-cell>
          <table:table-cell office:value-type="string" calcext:value-type="string">
            <text:p>convertingFile: file:///Users/Lynn/Library/Group%20Containers/7TQL462TU8.com.techsmith.snagit/PendingCaptures/2016-04-02_14-59-20.989.snagitimagecaptur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29.150025649S" calcext:value-type="time">
            <text:p>01:29.2</text:p>
          </table:table-cell>
          <table:table-cell office:value-type="string" calcext:value-type="string">
            <text:p>com.apple.xpc.launchd[1]</text:p>
          </table:table-cell>
          <table:table-cell office:value-type="string" calcext:value-type="string">
            <text:p>(com.apple.xpc.launchd.domain.pid.Mail.838) Path not allowed in target domain: type = pid, path = /Library/Printers/hp/Frameworks/HPDeviceModel.framework/Versions/4.0/Frameworks/Core.framework/Versions/4.0/XPCServices/com.hp.devicemodel.TransportProxy.xpc error = 147: The specified service did not ship in the requestor's bundle, origin = /Applications/Mail.app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40.14701765S" calcext:value-type="time">
            <text:p>01:40.1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&lt;CKDGetRecordZonesURLRequest: 0x7ffbfb09afa0&gt; Failed to get push token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40.14701765S" calcext:value-type="time">
            <text:p>01:40.1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&lt;CKDGetRecordZonesURLRequest: 0x7ffbfb0e2010&gt; Failed to get push token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40.14701765S" calcext:value-type="time">
            <text:p>01:40.1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&lt;CKDModifyRecordZonesURLRequest: 0x7ffbf8fca490&gt; Failed to get push token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40.14701765S" calcext:value-type="time">
            <text:p>01:40.1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&lt;CKDGetAuthTokensForPutURLRequest: 0x7ffbfb17b600&gt; Failed to get push token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5.047994629S" calcext:value-type="time">
            <text:p>01:55.0</text:p>
          </table:table-cell>
          <table:table-cell office:value-type="string" calcext:value-type="string">
            <text:p>com.apple.xpc.launchd[1]</text:p>
          </table:table-cell>
          <table:table-cell office:value-type="string" calcext:value-type="string">
            <text:p>(com.apple.quicklook[1194]) Endpoint has been activated through legacy launch(3) APIs. Please switch to XPC or bootstrap_check_in(): com.apple.quicklook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6.295004729S" calcext:value-type="time">
            <text:p>01:56.3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e144d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6.295004729S" calcext:value-type="time">
            <text:p>01:56.3</text:p>
          </table:table-cell>
          <table:table-cell office:value-type="string" calcext:value-type="string">
            <text:p>quicklookd[1194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6.296992078S" calcext:value-type="time">
            <text:p>01:56.3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e1fd9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6.296992078S" calcext:value-type="time">
            <text:p>01:56.3</text:p>
          </table:table-cell>
          <table:table-cell office:value-type="string" calcext:value-type="string">
            <text:p>quicklookd[1194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6.29802892S" calcext:value-type="time">
            <text:p>01:56.3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be144d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6.29802892S" calcext:value-type="time">
            <text:p>01:56.3</text:p>
          </table:table-cell>
          <table:table-cell office:value-type="string" calcext:value-type="string">
            <text:p>quicklookd[1194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6.54703347S" calcext:value-type="time">
            <text:p>01:56.5</text:p>
          </table:table-cell>
          <table:table-cell office:value-type="string" calcext:value-type="string">
            <text:p>com.apple.xpc.launchd[1]</text:p>
          </table:table-cell>
          <table:table-cell office:value-type="string" calcext:value-type="string">
            <text:p>(com.apple.xpc.launchd.domain.pid.Inkjet3.1190) Path not allowed in target domain: type = pid, path = /Library/Printers/hp/Frameworks/HPDeviceModel.framework/Versions/4.0/Frameworks/Core.framework/Versions/4.0/XPCServices/com.hp.devicemodel.TransportProxy.xpc error = 147: The specified service did not ship in the requestor's bundle, origin = /Library/Printers/hp/cups/Inkjet3.driver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6.549971327S" calcext:value-type="time">
            <text:p>01:56.5</text:p>
          </table:table-cell>
          <table:table-cell office:value-type="string" calcext:value-type="string">
            <text:p>com.apple.xpc.launchd[1]</text:p>
          </table:table-cell>
          <table:table-cell office:value-type="string" calcext:value-type="string">
            <text:p>(com.apple.xpc.launchd.domain.pid.Inkjet3.1190) Path not allowed in target domain: type = pid, path = /Library/Printers/hp/Frameworks/HPDeviceModel.framework/Versions/4.0/Frameworks/Core.framework/Versions/4.0/XPCServices/com.hp.devicemodel.TransportProxy.xpc error = 147: The specified service did not ship in the requestor's bundle, origin = /Library/Printers/hp/cups/Inkjet3.driver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7.516010813S" calcext:value-type="time">
            <text:p>01:57.5</text:p>
          </table:table-cell>
          <table:table-cell office:value-type="string" calcext:value-type="string">
            <text:p>CoreServicesUIAgent[436]</text:p>
          </table:table-cell>
          <table:table-cell office:value-type="string" calcext:value-type="string">
            <text:p>Error -60005 creating authorization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9.50200093S" calcext:value-type="time">
            <text:p>01:59.5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90]) Inkjet3(1190) deny file-read-metadata /hom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9.505023863S" calcext:value-type="time">
            <text:p>01:59.5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90]) Inkjet3(1190) deny file-read-metadata /hom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9.508998981S" calcext:value-type="time">
            <text:p>01:59.5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90]) Inkjet3(1190) deny file-read-metadata /hom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9.000015873S" calcext:value-type="time">
            <text:p>01:59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Inkjet3(1190) deny(1) system-fsctl 682f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9.512021914S" calcext:value-type="time">
            <text:p>01:59.5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90]) Inkjet3(1190) deny file-read-metadata /hom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9.000015873S" calcext:value-type="time">
            <text:p>01:59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Inkjet3(1190) deny(1) system-fsctl 682f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9.514959771S" calcext:value-type="time">
            <text:p>01:59.5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90]) Inkjet3(1190) deny file-read-metadata /net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9.517983962S" calcext:value-type="time">
            <text:p>01:59.5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90]) Inkjet3(1190) deny file-read-metadata /net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9.521959079S" calcext:value-type="time">
            <text:p>01:59.5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90]) Inkjet3(1190) deny file-read-metadata /net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1M59.524982013S" calcext:value-type="time">
            <text:p>01:59.5</text:p>
          </table:table-cell>
          <table:table-cell office:value-type="string" calcext:value-type="string">
            <text:p>sandboxd[128]</text:p>
          </table:table-cell>
          <table:table-cell office:value-type="string" calcext:value-type="string">
            <text:p>([1190]) Inkjet3(1190) deny file-read-metadata /net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2M01.000003349S" calcext:value-type="time">
            <text:p>02:01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Inkjet3(1190) deny(1) system-fsctl 682f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2M01.000003349S" calcext:value-type="time">
            <text:p>02:01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Inkjet3(1190) deny(1) system-fsctl 682f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2M01.000003349S" calcext:value-type="time">
            <text:p>02:01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Inkjet3(1190) deny(1) system-fsctl 682f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2M01.000003349S" calcext:value-type="time">
            <text:p>02:01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Inkjet3(1190) deny(1) system-fsctl 682f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2M04.677964859S" calcext:value-type="time">
            <text:p>02:04.7</text:p>
          </table:table-cell>
          <table:table-cell office:value-type="string" calcext:value-type="string">
            <text:p>Mail[838]</text:p>
          </table:table-cell>
          <table:table-cell office:value-type="string" calcext:value-type="string">
            <text:p>Error while parsing IMAP response * FETCH 0(): Read fail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ining text: &lt;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ll text: &lt;* 148 FETCH (UID 159 BODYSTRUCTURE (("APPLICATION" "OCTET-STREAM" ("NAME" "com.apple.MapKit") NIL NIL "BASE64" 84448 NIL ("ATTACHMENT" ("FILENAME" "com.apple.MapKit")) NIL NIL)("TEXT" "PLAIN" ("CHARSET" "us-ascii") NIL NIL "7BIT" 2 1 NIL NIL NIL NIL) "MIXED" ("BOUNDARY" "Apple-Mail=_CF6A2B50-DAC9-4F75-AE46-6DD78B41890D") NIL NIL NIL) BODY[] {87074}&gt;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9" office:value-type="time" office:time-value="PT1019103H02M31.999976439S" calcext:value-type="time">
            <text:p>02:32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Inkjet3(1190) deny(1) system-fsctl 682f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2M31.999976439S" calcext:value-type="time">
            <text:p>02:32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Inkjet3(1190) deny(1) system-fsctl 682f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2M32.999971015S" calcext:value-type="time">
            <text:p>02:3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Inkjet3(1190) deny(1) system-fsctl 682f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2M32.999971015S" calcext:value-type="time">
            <text:p>02:3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Sandbox: Inkjet3(1190) deny(1) system-fsctl 682f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2M33.452015854S" calcext:value-type="time">
            <text:p>02:33.5</text:p>
          </table:table-cell>
          <table:table-cell office:value-type="string" calcext:value-type="string">
            <text:p>HP_Officejet_Pro_8610[1190]</text:p>
          </table:table-cell>
          <table:table-cell office:value-type="string" calcext:value-type="string">
            <text:p>BUG in libdispatch client: kevent[EVFILT_WRITE] add: "Broken pipe" - 0x2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4M19.668978956S" calcext:value-type="time">
            <text:p>04:19.7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80199a1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4M19.668978956S" calcext:value-type="time">
            <text:p>04:19.7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80199a1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4M50.936966334S" calcext:value-type="time">
            <text:p>04:50.9</text:p>
          </table:table-cell>
          <table:table-cell office:value-type="string" calcext:value-type="string">
            <text:p>imagent[403]</text:p>
          </table:table-cell>
          <table:table-cell office:value-type="string" calcext:value-type="string">
            <text:p>[Warning] No incoming push handler for selector: handler:isConnectedChanged: <text:s text:c="3"/>topic: (null) <text:s text:c="2"/>command: (null) <text:s text:c="2"/>contex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4M51.124973679S" calcext:value-type="time">
            <text:p>04:51.1</text:p>
          </table:table-cell>
          <table:table-cell office:value-type="string" calcext:value-type="string">
            <text:p>ntpd[188]</text:p>
          </table:table-cell>
          <table:table-cell office:value-type="string" calcext:value-type="string">
            <text:p>sigio_handler: sigio_handler_active != 1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4M51.124973679S" calcext:value-type="time">
            <text:p>04:51.1</text:p>
          </table:table-cell>
          <table:table-cell office:value-type="string" calcext:value-type="string">
            <text:p>ntpd[188]</text:p>
          </table:table-cell>
          <table:table-cell office:value-type="string" calcext:value-type="string">
            <text:p>sigio_handler: sigio_handler_active != 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4M52.038998008S" calcext:value-type="time">
            <text:p>04:52.0</text:p>
          </table:table-cell>
          <table:table-cell office:value-type="string" calcext:value-type="string">
            <text:p>imagent[403]</text:p>
          </table:table-cell>
          <table:table-cell office:value-type="string" calcext:value-type="string">
            <text:p>[Warning] No incoming push handler for selector: handler:isConnectedChanged: <text:s text:c="3"/>topic: (null) <text:s text:c="2"/>command: (null) <text:s text:c="2"/>contex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4M52.042023037S" calcext:value-type="time">
            <text:p>04:52.0</text:p>
          </table:table-cell>
          <table:table-cell office:value-type="string" calcext:value-type="string">
            <text:p>cloudphotosd[396]</text:p>
          </table:table-cell>
          <table:table-cell office:value-type="string" calcext:value-type="string">
            <text:p>ApplePushService: Ignoring request for per-app token, topic com.apple.icloud-container.com.apple.photos.cloud is not eligib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5M42.999963462S" calcext:value-type="time">
            <text:p>05:43.0</text:p>
          </table:table-cell>
          <table:table-cell office:value-type="string" calcext:value-type="string">
            <text:p>syslogd[45]</text:p>
          </table:table-cell>
          <table:table-cell office:value-type="string" calcext:value-type="string">
            <text:p>ASL Sender Statistics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13.244976439S" calcext:value-type="time">
            <text:p>06:13.2</text:p>
          </table:table-cell>
          <table:table-cell office:value-type="string" calcext:value-type="string">
            <text:p>Safari[369]</text:p>
          </table:table-cell>
          <table:table-cell office:value-type="string" calcext:value-type="string">
            <text:p>tcp_connection_tls_session_error_callback_imp 30 __tcp_connection_tls_session_callback_write_block_invoke.434 error 22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5896966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5896966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5896966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5896966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5896966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5896966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5896966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5896966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5896966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5896966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5896966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5896966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5896966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0006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0006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0006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0006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0006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0006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0006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0006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0006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0006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0006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0006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0433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0433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0433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0433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0433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0433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0433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0433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0433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0433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0433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0433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0433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9938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9938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9938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9938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9938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9938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9938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9938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9938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9938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9938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9938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19938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03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03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03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03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03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03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03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03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03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03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03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03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03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03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9812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9812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9812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9812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9812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9812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9812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9812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9812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9812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9812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9812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9812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9812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398120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017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017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017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017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017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017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017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017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017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017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017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017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017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017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96813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96813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96813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96813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96813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96813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96813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96813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96813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96813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96813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96813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96813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596813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70045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70045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70045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70045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70045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70045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70045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70045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70045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70045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70045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70045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70045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0414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0414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0414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0414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0414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0414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0414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0414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0414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0414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0414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0414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0414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0414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9919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9919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9919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9919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9919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9919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9919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9919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9919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9919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9919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9919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9919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6899190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0287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0287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0287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0287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0287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0287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0287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0287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0287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0287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0287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0287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0287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0287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0287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0287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9792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9792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9792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9792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9792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9792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9792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9792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9792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9792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9792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9792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097925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01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01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01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01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01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01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01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01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01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01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01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01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01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01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01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9661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9661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9661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9661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9661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9661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9661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9661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9661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9661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9661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9661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9661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29661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40034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40034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40034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40034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40034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40034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40034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40034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40034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40034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40034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40034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40034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0402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0402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0402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0402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0402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0402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0402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0402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0402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0402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0402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0402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0402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0402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9907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9907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9907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9907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9907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9907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9907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9907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9907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9907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9907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9907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9907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59907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0272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0272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0272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0272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0272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0272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0272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0272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0272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0272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0272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0272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0272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0272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97772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97772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97772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97772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97772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97772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97772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97772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97772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97772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97772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97772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97772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97772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797772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0141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0141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0141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0141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0141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0141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0141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0141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0141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0141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0141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0141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0141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96465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96465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96465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96465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96465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96465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96465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96465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96465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96465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96465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96465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96465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7996465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1001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1001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1001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1001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1001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1001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1001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1001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1001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1001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1001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1001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10015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03834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03834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03834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03834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03834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03834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03834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03834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03834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03834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03834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03834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03834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03834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9888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9888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9888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9888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9888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9888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9888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9888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9888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9888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9888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9888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9888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9888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29888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025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025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025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025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025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025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025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025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025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025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025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025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025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025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9757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9757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9757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9757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9757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9757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9757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9757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9757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9757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9757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9757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49757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013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013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013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013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013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013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013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013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013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013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013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013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013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013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962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962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962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962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962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962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962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962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962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962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962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962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962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6962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80003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80003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80003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80003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80003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80003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80003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80003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80003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80003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80003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80003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80003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800038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03681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9873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9873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9873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9873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9873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9873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9873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9873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9873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9873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9873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9873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9873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899873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0237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0237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0237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0237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0237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0237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0237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0237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0237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0237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0237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0237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0237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197424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0110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0110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0110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0110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0110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0110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0110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0110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0110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0110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0110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0110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0110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96159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96159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96159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96159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96159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96159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96159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96159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96159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96159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96159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96159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96159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396159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49984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49984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49984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49984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49984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49984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49984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49984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49984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49984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49984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49984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49984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49984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49984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49984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0352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0352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0352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0352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0352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0352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0352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0352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0352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0352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0352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0352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0352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9853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9853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9853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9853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9853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9853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9853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9853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9853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9853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9853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9853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9853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9853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69853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0226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0226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0226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0226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0226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0226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0226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0226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0226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0226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0226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0226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0226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0226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0226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97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97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97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97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97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97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97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97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97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97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97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97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49897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009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009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009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009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009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009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009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009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009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009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009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009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009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009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0099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96048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96048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96048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96048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96048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96048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96048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96048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96048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96048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96048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96048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96048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096048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199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199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199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199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199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199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199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199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199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199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199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199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199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1996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03333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03333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03333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03333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03333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03333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03333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03333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03333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03333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03333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03333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03333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03333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9838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9838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9838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9838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9838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9838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9838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9838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9838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9838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9838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9838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9838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9838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39838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0206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0206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0206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0206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0206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0206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0206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0206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0206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0206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0206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0206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0206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59711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0080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95853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95853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95853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95853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95853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95853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95853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95853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95853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95853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95853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95853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95853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795853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89949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89949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89949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89949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89949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89949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89949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89949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89949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89949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89949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89949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0899496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0322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0322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0322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0322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0322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0322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0322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0322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0322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0322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0322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0322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0322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9818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9818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9818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9818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9818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9818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9818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9818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9818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9818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9818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9818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9818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9818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09818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0195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0195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0195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0195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0195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0195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0195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0195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0195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0195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0195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0195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0195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0195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9700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9700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9700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9700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9700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9700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9700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9700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9700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9700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9700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9700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9700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9700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9700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2970079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40065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40065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40065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40065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40065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40065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40065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40065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40065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40065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40065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40065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400650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0429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0429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0429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0429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0429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0429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0429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0429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0429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0429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0429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0429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0429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0429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0429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04292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9934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9934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9934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9934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9934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9934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9934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9934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9934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9934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9934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9934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9934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9934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9934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599343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03027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03027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03027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03027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03027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03027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03027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03027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03027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03027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03027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03027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03027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9807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9807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9807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9807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9807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9807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9807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9807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9807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9807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9807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9807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9807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798078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0176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0176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0176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0176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0176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0176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0176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0176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0176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0176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0176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0176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0176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0176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0176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96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96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96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96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96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96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96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96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96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96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96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96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1996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100455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100455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100455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100455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100455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100455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100455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100455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100455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100455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100455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100455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100455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100455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100455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100455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0418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299148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0291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497967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01609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01609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01609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01609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01609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01609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01609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01609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01609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01609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01609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01609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01609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966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966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966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966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966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966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966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966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966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966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966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966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6966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80030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80030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80030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80030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80030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80030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80030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80030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80030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80030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80030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80030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800302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0398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0398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0398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0398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0398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0398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0398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0398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0398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0398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0398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03986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9903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9903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9903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9903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9903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9903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9903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9903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9903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9903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9903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9903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2999037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0272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0272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0272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0272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0272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0272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0272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0272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0272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0272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0272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0272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0272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0272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0272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9777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9777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9777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9777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9777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9777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9777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9777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9777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9777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9777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9777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9777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9777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19777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01414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01414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01414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01414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01414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01414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01414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01414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01414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01414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01414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01414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01414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9646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9646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9646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9646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9646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9646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9646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9646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9646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9646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9646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9646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9646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39646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50019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50019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50019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50019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50019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50019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50019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50019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50019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50019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50019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50019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50019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50019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50019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03875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698926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02568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02568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02568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02568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02568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02568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02568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02568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02568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02568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02568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02568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02568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9761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9761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9761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9761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9761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9761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9761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9761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9761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9761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9761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9761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3897619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0126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0126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0126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0126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0126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0126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0126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0126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0126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0126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0126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0126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0126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0126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0126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012613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9631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9631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9631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9631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9631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9631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9631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9631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9631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9631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9631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9631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9631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9631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9631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096312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19999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19999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19999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19999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19999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19999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19999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19999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19999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19999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19999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19999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19999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199996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0368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0368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0368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0368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0368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0368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0368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0368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0368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0368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0368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0368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0368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0368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03680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9873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9873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9873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9873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9873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9873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9873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9873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9873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9873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9873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9873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9873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9873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398731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02373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02373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02373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02373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02373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02373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02373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02373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02373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02373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02373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02373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02373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02373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023734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9742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9742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9742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9742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9742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9742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9742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9742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9742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9742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9742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9742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597424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01150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01150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01150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01150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01150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01150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01150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01150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01150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01150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01150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01150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01150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01150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01150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96117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96117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96117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96117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96117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96117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96117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96117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96117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96117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96117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96117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7961172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89988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89988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89988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89988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89988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89988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89988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89988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89988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89988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89988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89988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89988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48998851S" calcext:value-type="time">
            <text:p>06:43.5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0352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0352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0352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0352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0352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0352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0352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0352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0352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0352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0352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0352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0352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0352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98578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98578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98578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98578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98578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98578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98578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98578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98578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98578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98578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98578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98578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098578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0222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0222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0222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0222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0222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0222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0222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0222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0222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0222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0222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0222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0222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0222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0222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0222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9727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9727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9727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9727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9727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9727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9727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9727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9727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9727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9727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9727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9727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9727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29727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0095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0095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0095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0095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0095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0095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0095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0095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0095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0095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0095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0095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0095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0095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96006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96006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96006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96006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96006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96006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96006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96006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96006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96006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96006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96006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96006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96006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96006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4960061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59969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59969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59969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59969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59969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59969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59969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59969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59969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59969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59969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59969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59969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59969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0333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0333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0333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0333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0333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0333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0333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0333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0333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0333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0333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0333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0333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0333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98383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98383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98383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98383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98383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98383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98383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98383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98383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98383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98383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98383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98383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798383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0210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0210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0210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0210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0210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0210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0210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0210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0210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0210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0210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0210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0210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0210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9707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9707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9707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9707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9707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9707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9707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9707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9707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9707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9707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9707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9707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599707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00844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00844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00844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00844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00844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00844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00844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00844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00844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00844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00844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00844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00844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9581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9581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9581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9581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9581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9581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9581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9581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9581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9581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9581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9581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9581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9581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9581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195811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299537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0317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0317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0317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0317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0317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0317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0317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0317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0317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0317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0317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0317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0317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9823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9823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9823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9823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9823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9823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9823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9823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9823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9823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9823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9823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498230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0191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0191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0191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0191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0191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0191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0191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0191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0191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0191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0191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0191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0191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0191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0191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96965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96965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96965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96965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96965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96965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96965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96965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96965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96965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96965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96965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96965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696965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80064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80064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80064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80064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80064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80064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80064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80064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80064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80064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80064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80064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80064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0429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0429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0429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0429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0429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0429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0429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0429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0429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0429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0429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0429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0429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9934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9934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9934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9934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9934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9934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9934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9934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9934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9934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9934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9934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9934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699934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0306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0306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0306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0306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0306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0306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0306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0306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0306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0306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0306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0306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0306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0306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0306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9803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9803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9803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9803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9803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9803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9803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9803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9803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9803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9803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9803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9803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9803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19803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0180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96770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96770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96770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96770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96770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96770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96770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96770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96770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96770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96770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396770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500496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0413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0413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0413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0413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0413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0413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0413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0413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0413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0413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0413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0413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0413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9918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9918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9918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9918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9918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9918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9918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9918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9918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9918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9918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9918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9918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9918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699189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0287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7897924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0160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96659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96659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96659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96659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96659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96659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96659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96659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96659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96659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96659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96659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096659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20030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20030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20030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20030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20030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20030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20030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20030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20030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20030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20030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20030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20030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20030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0402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0402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0402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0402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0402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0402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0402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0402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0402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0402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0402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0402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0402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9899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9899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9899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9899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9899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9899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9899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9899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9899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9899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9899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9899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39899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0276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0276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0276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0276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0276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0276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0276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0276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0276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0276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0276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0276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0276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0276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97729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97729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97729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97729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97729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97729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97729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97729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97729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97729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97729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97729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97729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97729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597729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0145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0145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0145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0145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0145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0145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0145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0145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0145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0145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0145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0145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0145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0145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96506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96506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96506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96506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96506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96506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96506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96506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96506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96506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96506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96506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96506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96506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7965062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90014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90014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90014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90014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90014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90014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90014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90014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90014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90014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90014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90014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90014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8900148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0383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9888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9888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9888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9888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9888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9888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9888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9888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9888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9888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9888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9888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9888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098883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0256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9761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9761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9761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9761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9761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9761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9761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9761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9761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9761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9761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9761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9761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9761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29761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0126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0126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0126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0126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0126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0126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0126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0126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0126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0126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0126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0126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0126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9631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9631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9631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9631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9631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9631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9631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9631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9631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9631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9631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9631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9631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9631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9631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49631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59995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59995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59995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59995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59995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59995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59995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59995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59995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59995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59995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59995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59995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59995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599953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0372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0372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0372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0372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0372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0372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0372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0372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0372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0372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0372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0372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0372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9877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9877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9877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9877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9877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9877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9877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9877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9877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9877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9877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9877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9877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79877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02414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02414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02414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02414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02414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02414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02414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02414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02414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02414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02414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02414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02414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02414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9746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9746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9746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9746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9746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9746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9746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9746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9746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9746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9746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9746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9746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9746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9746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59997465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0110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0110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0110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0110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0110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0110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0110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0110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0110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0110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0110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0110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01107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9615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9615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9615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9615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9615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9615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9615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9615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9615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9615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9615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9615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9615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196158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299842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0352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49857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02219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02219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02219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02219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02219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02219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02219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02219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02219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02219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02219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02219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02219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9727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9727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9727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9727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9727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9727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9727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9727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9727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9727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9727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9727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69727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0091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0091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0091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0091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0091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0091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0091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0091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0091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0091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0091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0091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00912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9596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9596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9596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9596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9596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9596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9596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9596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9596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9596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9596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9596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9596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89596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99973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99973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99973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99973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99973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99973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99973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99973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99973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99973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99973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99973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99973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0999731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03373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03373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03373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03373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03373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03373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03373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03373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03373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03373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03373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03373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03373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03373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9842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9842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9842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9842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9842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9842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9842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9842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9842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9842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9842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9842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198424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0206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0206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0206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0206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0206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0206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0206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0206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0206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0206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0206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0206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0206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0206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02066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9711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9711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9711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9711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9711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9711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9711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9711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9711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9711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9711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9711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397117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0080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0080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0080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0080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0080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0080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0080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0080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0080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0080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0080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0080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0080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00801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9585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9585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9585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9585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9585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9585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9585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9585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9585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9585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9585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9585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9585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5958523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699536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699536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699536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699536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699536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699536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699536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699536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699536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699536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699536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699536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699536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699536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699536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03178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03178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03178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03178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03178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03178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03178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03178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03178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03178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03178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03178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03178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03178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189822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01871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01871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01871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01871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01871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01871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01871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01871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01871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01871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01871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01871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01871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01871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01871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01871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9692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9692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9692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9692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9692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9692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9692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9692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9692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9692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9692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9692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09692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20069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20069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20069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20069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20069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20069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20069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20069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20069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20069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20069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20069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20069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200690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04332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04332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04332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04332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04332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04332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04332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04332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04332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04332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04332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04332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04332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9938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9938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9938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9938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9938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9938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9938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9938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9938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9938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9938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9938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9938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9938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399383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03025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9807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9807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9807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9807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9807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9807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9807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9807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9807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9807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9807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9807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9807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9807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9807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59807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0176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0176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0176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0176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0176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0176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0176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0176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0176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0176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0176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0176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0176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0176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9681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9681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9681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9681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9681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9681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9681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9681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9681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9681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9681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9681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796811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90049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90049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90049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90049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90049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90049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90049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90049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90049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90049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90049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90049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90049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290049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04137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04137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04137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04137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04137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04137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04137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04137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04137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04137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04137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04137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04137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099188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02830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02830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02830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02830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02830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02830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02830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02830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02830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02830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02830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02830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02830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02830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9788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9788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9788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9788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9788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9788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9788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9788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9788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9788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9788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9788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29788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01649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9661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9661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9661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9661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9661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9661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9661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9661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9661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9661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9661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9661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496616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60034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60034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60034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60034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60034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60034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60034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60034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60034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60034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60034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60034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60034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60034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600342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03984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03984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03984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03984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03984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03984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03984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03984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03984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03984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03984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03984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039848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9903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9903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9903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9903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9903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9903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9903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9903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9903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9903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9903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9903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9903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799035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027197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399777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01454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9650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9650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9650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9650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9650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9650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9650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9650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9650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9650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9650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9650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9650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9650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9650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1965054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300147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300147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300147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300147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300147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300147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300147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300147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300147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300147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300147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300147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300147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037899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037899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037899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037899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037899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037899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037899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037899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037899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037899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037899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037899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037899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037899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9884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9884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9884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9884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9884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9884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9884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9884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9884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9884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9884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9884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498840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0260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0260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0260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0260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0260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0260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0260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0260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0260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0260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0260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0260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0260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0260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02608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697575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0130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0130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0130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0130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0130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0130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0130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0130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0130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0130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0130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0130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013016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9631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9631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9631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9631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9631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9631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9631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9631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9631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9631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9631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9631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8963105S" calcext:value-type="time">
            <text:p>06:43.6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999994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999994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999994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999994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999994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999994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999994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999994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999994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999994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999994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999994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999994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4999994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0367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0367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0367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0367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0367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0367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0367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0367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0367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0367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0367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0367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0367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0367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0367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0367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9872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9872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9872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9872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9872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9872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9872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9872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9872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9872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9872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9872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9872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19872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0241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9746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9746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9746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9746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9746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9746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9746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9746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9746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9746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9746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9746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39746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01106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01106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01106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01106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01106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01106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01106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01106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01106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01106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01106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01106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01106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01106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01106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96157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96157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96157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96157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96157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96157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96157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96157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96157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96157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96157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96157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96157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96157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596157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69979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69979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69979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69979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69979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69979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69979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69979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69979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69979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69979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69979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69979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69979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035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035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035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035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035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035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035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035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035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035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035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035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035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98534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98534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98534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98534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98534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98534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98534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98534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98534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98534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98534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98534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98534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98534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5898534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02260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02260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02260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02260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02260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02260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02260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02260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02260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02260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02260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02260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02260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02260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9726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9726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9726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9726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9726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9726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9726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9726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9726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9726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9726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9726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9726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09726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0095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0095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0095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0095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0095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0095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0095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0095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0095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0095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0095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0095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0095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0095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9600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9600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9600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9600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9600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9600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9600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9600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9600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9600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9600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9600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9600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2960045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399688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399688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399688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399688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399688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399688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399688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399688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399688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399688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399688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399688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399688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399688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0337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9842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9842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9842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9842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9842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9842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9842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9842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9842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9842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9842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9842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59842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02065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02065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02065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02065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02065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02065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02065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02065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02065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02065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02065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02065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02065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02065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97116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97116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97116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97116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97116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97116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97116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97116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97116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97116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97116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97116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97116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797116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0075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0075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0075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0075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0075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0075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0075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0075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0075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0075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0075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0075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0075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00758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9580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9580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9580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9580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9580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9580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9580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9580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9580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9580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9580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9580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6995809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09949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09949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09949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09949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09949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09949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09949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09949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09949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09949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09949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09949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09949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09949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099493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03219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03219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03219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03219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03219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03219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03219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03219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03219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03219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03219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03219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03219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03219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03219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03219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98270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98270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98270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98270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98270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98270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98270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98270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98270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98270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98270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98270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98270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298270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0191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496963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60064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60064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60064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60064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60064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60064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60064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60064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60064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60064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60064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60064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60064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60064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60064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60064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0433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0433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0433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0433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0433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0433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0433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0433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0433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0433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0433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0433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9938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9938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9938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9938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9938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9938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9938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9938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9938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9938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9938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9938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9938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79938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03024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03024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03024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03024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03024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03024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03024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03024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03024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03024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03024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03024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03024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03024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03024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98075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98075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98075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98075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98075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98075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98075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98075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98075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98075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98075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98075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98075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98075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98075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7998075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01717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01717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01717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01717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01717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01717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01717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01717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01717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01717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01717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01717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01717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01717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9676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9676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9676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9676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9676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9676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9676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9676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9676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9676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9676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9676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9676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19676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30045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30045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30045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30045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30045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30045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30045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30045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30045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30045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30045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30045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300452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04178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04178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04178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04178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04178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04178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04178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04178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04178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04178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04178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04178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04178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04178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04178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499229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0287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9792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9792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9792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9792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9792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9792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9792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9792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9792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9792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9792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9792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9792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9792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69792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01606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01606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01606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01606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01606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01606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01606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01606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01606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01606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01606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01606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01606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01606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96657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96657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96657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96657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96657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96657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96657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96657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96657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96657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96657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96657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88966576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000341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000341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000341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000341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000341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000341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000341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000341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000341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000341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000341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000341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000341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03984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03984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03984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03984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03984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03984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03984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03984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03984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03984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03984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03984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03984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03984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03984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99034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99034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99034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99034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99034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99034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99034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99034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99034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99034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99034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99034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199034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02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02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02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02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02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02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02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02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02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02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02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02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02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0267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97727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97727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97727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97727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97727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97727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97727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97727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97727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97727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97727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97727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97727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397727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0141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0141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0141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0141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0141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0141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0141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0141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0141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0141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0141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0141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0141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014119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9646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9646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9646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9646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9646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9646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9646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9646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9646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9646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9646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9646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9646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596462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70018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70018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70018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70018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70018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70018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70018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70018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70018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70018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70018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70018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70018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70018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70018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7001887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03831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03831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03831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03831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03831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03831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03831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03831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03831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03831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03831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03831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03831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03831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03831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98881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98881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98881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98881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98881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98881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98881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98881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98881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98881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6M43.698988818S" calcext:value-type="time">
            <text:p>06:43.7</text:p>
          </table:table-cell>
          <table:table-cell office:value-type="string" calcext:value-type="string">
            <text:p>cloudd[426]</text:p>
          </table:table-cell>
          <table:table-cell office:value-type="string" calcext:value-type="string">
            <text:p>mmcs_item_chunk_instance_was_unread:448 outstandingChunkReferencesPlaintextSize overflow avert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7M04.417969259S" calcext:value-type="time">
            <text:p>07:04.4</text:p>
          </table:table-cell>
          <table:table-cell office:value-type="string" calcext:value-type="string">
            <text:p>Mail[838]</text:p>
          </table:table-cell>
          <table:table-cell office:value-type="string" calcext:value-type="string">
            <text:p>Unable to download attachment with error: Error Domain=NSURLErrorDomain Code=-1005 "The network connection was lost." UserInfo={NSUnderlyingError=0x7fbf6b234090 {Error Domain=kCFErrorDomainCFNetwork Code=-1005 "(null)" UserInfo={NSErrorPeerAddressKey=&lt;CFData 0x7fbf6b223060 [0x7fff7d74f440]&gt;{length = 16, capacity = 16, bytes = 0x100201bb11f8840b0000000000000000}, _kCFStreamErrorCodeKey=-4, _kCFStreamErrorDomainKey=4}}, NSErrorFailingURLStringKey=https://cvws.icloud-content.com/B/AfENoLir6kY9qnHHCkVxVb0QUHWjATjxWf-0u5Jw-ojoIDpHyPMbtVGE/HP%20Utility.app.zip?o=AmsNwrp1AmnHh113jXxuqkMHAE5TFnBWe43AfOrlrjv1&amp;v=1&amp;x=3&amp;a=BbTvZw77V4GdA1fXMgEA_wHIAP8EUwo_&amp;e=1462219614&amp;k=_x6njlyxZcHZnze6Asm2dw&amp;fl=&amp;r=5D944C34-AB6F-4D4F-8FAA-2F11B5AB0CC2-1&amp;ckc=com.apple.largeattachment&amp;ckz=4029C1C2-B604-4CF8-AC36-BD303134EBCD&amp;p=41&amp;s=4yasEZKX0mg0kchgwU3nOkMznAY, NSErrorFailingURLKey=https://cvws.icloud-content.com/B/AfENoLir6kY9qnHHCkVxVb0QUHWjATjxWf-0u5Jw-ojoIDpHyPMbtVGE/HP%20Utility.app.zip?o=AmsNwrp1AmnHh113jXxuqkMHAE5TFnBWe43AfOrlrjv1&amp;v=1&amp;x=3&amp;a=BbTvZw77V4GdA1fXMgEA_wHIAP8EUwo_&amp;e=1462219614&amp;k=_x6njlyxZcHZnze6Asm2dw&amp;fl=&amp;r=5D944C34-AB6F-4D4F-8FAA-2F11B5AB0CC2-1&amp;ckc=com.apple.largeattachment&amp;ckz=4029C1C2-B604-4CF8-AC36-BD303134EBCD&amp;p=41&amp;s=4yasEZKX0mg0kchgwU3nOkMznAY, _kCFStreamErrorDomainKey=4, _kCFStreamErrorCodeKey=-4, NSLocalizedDescription=The network connection was lost.}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7M06.76597503S" calcext:value-type="time">
            <text:p>07:06.8</text:p>
          </table:table-cell>
          <table:table-cell office:value-type="string" calcext:value-type="string">
            <text:p>imagent[403]</text:p>
          </table:table-cell>
          <table:table-cell office:value-type="string" calcext:value-type="string">
            <text:p>[Warning] No incoming push handler for selector: handler:isConnectedChanged: <text:s text:c="3"/>topic: (null) <text:s text:c="2"/>command: (null) <text:s text:c="2"/>contex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7M06.967027551S" calcext:value-type="time">
            <text:p>07:07.0</text:p>
          </table:table-cell>
          <table:table-cell office:value-type="string" calcext:value-type="string">
            <text:p>ntpd[188]</text:p>
          </table:table-cell>
          <table:table-cell office:value-type="string" calcext:value-type="string">
            <text:p>sigio_handler: sigio_handler_active != 1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7M06.967027551S" calcext:value-type="time">
            <text:p>07:07.0</text:p>
          </table:table-cell>
          <table:table-cell office:value-type="string" calcext:value-type="string">
            <text:p>ntpd[188]</text:p>
          </table:table-cell>
          <table:table-cell office:value-type="string" calcext:value-type="string">
            <text:p>sigio_handler: sigio_handler_active != 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7M07.831026586S" calcext:value-type="time">
            <text:p>07:07.8</text:p>
          </table:table-cell>
          <table:table-cell office:value-type="string" calcext:value-type="string">
            <text:p>imagent[403]</text:p>
          </table:table-cell>
          <table:table-cell office:value-type="string" calcext:value-type="string">
            <text:p>[Warning] No incoming push handler for selector: handler:isConnectedChanged: <text:s text:c="3"/>topic: (null) <text:s text:c="2"/>command: (null) <text:s text:c="2"/>contex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07M07.833014354S" calcext:value-type="time">
            <text:p>07:07.8</text:p>
          </table:table-cell>
          <table:table-cell office:value-type="string" calcext:value-type="string">
            <text:p>cloudphotosd[396]</text:p>
          </table:table-cell>
          <table:table-cell office:value-type="string" calcext:value-type="string">
            <text:p>ApplePushService: Ignoring request for per-app token, topic com.apple.icloud-container.com.apple.photos.cloud is not eligib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0M21.26300144S" calcext:value-type="time">
            <text:p>10:21.3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800c499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0M21.26300144S" calcext:value-type="time">
            <text:p>10:21.3</text:p>
          </table:table-cell>
          <table:table-cell office:value-type="string" calcext:value-type="string">
            <text:p>Microsoft OneNote[588]</text:p>
          </table:table-cell>
          <table:table-cell office:value-type="string" calcext:value-type="string">
            <text:p>Stream 0x800c4990 is sending an event before being open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1M01.000004271S" calcext:value-type="time">
            <text:p>11:01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USBMSC Identifier (non-unique): 4C531001610709117304 0x781 0x5581 0x100, 3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1M01.000004271S" calcext:value-type="time">
            <text:p>11:01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considerRebuildOfPrelinkedKernel prebuild rebuild has expire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1M04.149025362S" calcext:value-type="time">
            <text:p>11:04.1</text:p>
          </table:table-cell>
          <table:table-cell office:value-type="string" calcext:value-type="string">
            <text:p>fseventsd[48]</text:p>
          </table:table-cell>
          <table:table-cell office:value-type="string" calcext:value-type="string">
            <text:p>could not open &lt;&lt;/Volumes/NO NAME/.fseventsd/fseventsd-uuid&gt;&gt; (No such file or directory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1M04.149025362S" calcext:value-type="time">
            <text:p>11:04.1</text:p>
          </table:table-cell>
          <table:table-cell office:value-type="string" calcext:value-type="string">
            <text:p>fseventsd[48]</text:p>
          </table:table-cell>
          <table:table-cell office:value-type="string" calcext:value-type="string">
            <text:p>Failed to load UUID. <text:s/>Removing all old log files in /Volumes/NO NAME/.fsevents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1M04.149025362S" calcext:value-type="time">
            <text:p>11:04.1</text:p>
          </table:table-cell>
          <table:table-cell office:value-type="string" calcext:value-type="string">
            <text:p>fseventsd[48]</text:p>
          </table:table-cell>
          <table:table-cell office:value-type="string" calcext:value-type="string">
            <text:p>log dir: /Volumes/NO NAME/.fseventsd getting new uuid: 187F6E26-228C-4217-B158-DBA9A39C1C0C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1M04.224971272S" calcext:value-type="time">
            <text:p>11:04.2</text:p>
          </table:table-cell>
          <table:table-cell office:value-type="string" calcext:value-type="string">
            <text:p>mds[62]</text:p>
          </table:table-cell>
          <table:table-cell office:value-type="string" calcext:value-type="string">
            <text:p>(Server.Warning:445) No stores registered for metascope "kMDQueryScopeNetworkIndexed"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1M04.226007694S" calcext:value-type="time">
            <text:p>11:04.2</text:p>
          </table:table-cell>
          <table:table-cell office:value-type="string" calcext:value-type="string">
            <text:p>mds[62]</text:p>
          </table:table-cell>
          <table:table-cell office:value-type="string" calcext:value-type="string">
            <text:p>(Server.Warning:445) No stores registered for metascope "kMDQueryScopeNetworkIndexed"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1M04.419025742S" calcext:value-type="time">
            <text:p>11:04.4</text:p>
          </table:table-cell>
          <table:table-cell office:value-type="string" calcext:value-type="string">
            <text:p>com.apple.xpc.launchd[1]</text:p>
          </table:table-cell>
          <table:table-cell office:value-type="string" calcext:value-type="string">
            <text:p>(com.apple.quicklook[1238]) Endpoint has been activated through legacy launch(3) APIs. Please switch to XPC or bootstrap_check_in(): com.apple.quicklook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1M04.966023713S" calcext:value-type="time">
            <text:p>11:05.0</text:p>
          </table:table-cell>
          <table:table-cell office:value-type="string" calcext:value-type="string">
            <text:p>iconservicesagent[415]</text:p>
          </table:table-cell>
          <table:table-cell office:value-type="string" calcext:value-type="string">
            <text:p>-[ISGenerateImageOp generateImageWithCompletion:] Failed to composit image for descriptor &lt;ISBindingImageDescriptor: 0x7fba9e203fd0&gt;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1M04.966973802S" calcext:value-type="time">
            <text:p>11:05.0</text:p>
          </table:table-cell>
          <table:table-cell office:value-type="string" calcext:value-type="string">
            <text:p>quicklookd[1238]</text:p>
          </table:table-cell>
          <table:table-cell office:value-type="string" calcext:value-type="string">
            <text:p>Error returned from iconservicesagen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1M46.095965579S" calcext:value-type="time">
            <text:p>11:46.1</text:p>
          </table:table-cell>
          <table:table-cell office:value-type="string" calcext:value-type="string">
            <text:p>imagent[403]</text:p>
          </table:table-cell>
          <table:table-cell office:value-type="string" calcext:value-type="string">
            <text:p>[Warning] No incoming push handler for selector: handler:isConnectedChanged: <text:s text:c="3"/>topic: (null) <text:s text:c="2"/>command: (null) <text:s text:c="2"/>contex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1M46.300042709S" calcext:value-type="time">
            <text:p>11:46.3</text:p>
          </table:table-cell>
          <table:table-cell office:value-type="string" calcext:value-type="string">
            <text:p>ntpd[188]</text:p>
          </table:table-cell>
          <table:table-cell office:value-type="string" calcext:value-type="string">
            <text:p>sigio_handler: sigio_handler_active != 0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1M46.300042709S" calcext:value-type="time">
            <text:p>11:46.3</text:p>
          </table:table-cell>
          <table:table-cell office:value-type="string" calcext:value-type="string">
            <text:p>ntpd[188]</text:p>
          </table:table-cell>
          <table:table-cell office:value-type="string" calcext:value-type="string">
            <text:p>sigio_handler: sigio_handler_active != 1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1M47.197998092S" calcext:value-type="time">
            <text:p>11:47.2</text:p>
          </table:table-cell>
          <table:table-cell office:value-type="string" calcext:value-type="string">
            <text:p>imagent[403]</text:p>
          </table:table-cell>
          <table:table-cell office:value-type="string" calcext:value-type="string">
            <text:p>[Warning] No incoming push handler for selector: handler:isConnectedChanged: <text:s text:c="3"/>topic: (null) <text:s text:c="2"/>command: (null) <text:s text:c="2"/>context: (null)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1M47.201971952S" calcext:value-type="time">
            <text:p>11:47.2</text:p>
          </table:table-cell>
          <table:table-cell office:value-type="string" calcext:value-type="string">
            <text:p>cloudphotosd[396]</text:p>
          </table:table-cell>
          <table:table-cell office:value-type="string" calcext:value-type="string">
            <text:p>ApplePushService: Ignoring request for per-app token, topic com.apple.icloud-container.com.apple.photos.cloud is not eligible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2M56.647008257S" calcext:value-type="time">
            <text:p>12:56.6</text:p>
          </table:table-cell>
          <table:table-cell office:value-type="string" calcext:value-type="string">
            <text:p>Console[874]</text:p>
          </table:table-cell>
          <table:table-cell office:value-type="string" calcext:value-type="string">
            <text:p>assertion failed: 15D21: libxpc.dylib + 63930 [61AB4610-9304-354C-9E9B-D57198AE9866]: 0x89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00.564988917S" calcext:value-type="time">
            <text:p>13:00.6</text:p>
          </table:table-cell>
          <table:table-cell office:value-type="string" calcext:value-type="string">
            <text:p>Console[874]</text:p>
          </table:table-cell>
          <table:table-cell office:value-type="string" calcext:value-type="string">
            <text:p>BUG in libdispatch client: kevent[EVFILT_MEMORYSTATUS] add: "Operation not supported" - 0x2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2.999958256S" calcext:value-type="time">
            <text:p>13:2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disk3s1: media is not present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2.999958256S" calcext:value-type="time">
            <text:p>13:2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disk3s1: media is not present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2.999958256S" calcext:value-type="time">
            <text:p>13:2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disk3s1: media is not present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2.999958256S" calcext:value-type="time">
            <text:p>13:2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disk3s1: media is not present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2.999958256S" calcext:value-type="time">
            <text:p>13:2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disk3s1: media is not present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2.999958256S" calcext:value-type="time">
            <text:p>13:2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disk3s1: media is not present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2.999958256S" calcext:value-type="time">
            <text:p>13:2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disk3s1: media is not present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2.999958256S" calcext:value-type="time">
            <text:p>13:2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disk3s1: media is not present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2.999958256S" calcext:value-type="time">
            <text:p>13:2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disk3s1: media is not present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2.999958256S" calcext:value-type="time">
            <text:p>13:2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disk3s1: media is not present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2.999958256S" calcext:value-type="time">
            <text:p>13:2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disk3s1: media is not present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2.999958256S" calcext:value-type="time">
            <text:p>13:2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disk3s1: media is not present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2.999958256S" calcext:value-type="time">
            <text:p>13:2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disk3s1: media is not present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2.999958256S" calcext:value-type="time">
            <text:p>13:2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disk3s1: media is not present.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2.999958256S" calcext:value-type="time">
            <text:p>13:23.0</text:p>
          </table:table-cell>
          <table:table-cell office:value-type="string" calcext:value-type="string">
            <text:p>kernel[0]</text:p>
          </table:table-cell>
          <table:table-cell office:value-type="string" calcext:value-type="string">
            <text:p>msdosfs_fat_uninit_vol: error 6 from msdosfs_fat_cache_flush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3.817993449S" calcext:value-type="time">
            <text:p>13:23.8</text:p>
          </table:table-cell>
          <table:table-cell office:value-type="string" calcext:value-type="string">
            <text:p>fseventsd[48]</text:p>
          </table:table-cell>
          <table:table-cell office:value-type="string" calcext:value-type="string">
            <text:p>disk logger: failed to open output file /Volumes/NO NAME/.fseventsd/000000000003cb02 (No such file or directory). mount point /Volumes/NO NAME/.fseventsd</text:p>
          </table:table-cell>
          <table:table-cell table:number-columns-repeated="1021"/>
        </table:table-row>
        <table:table-row table:style-name="ro1">
          <table:table-cell table:style-name="ce9" office:value-type="time" office:time-value="PT1019103H13M23.817993449S" calcext:value-type="time">
            <text:p>13:23.8</text:p>
          </table:table-cell>
          <table:table-cell office:value-type="string" calcext:value-type="string">
            <text:p>fseventsd[48]</text:p>
          </table:table-cell>
          <table:table-cell office:value-type="string" calcext:value-type="string">
            <text:p>disk logger: failed to open output file /Volumes/NO NAME/.fseventsd/000000000003cb02 (No such file or directory). mount point /Volumes/NO NAME/.fsevents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447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22:52:04.457746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_20_Messages" style:display-name="PageStyle_All Messa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09:37:05.606429547</meta:creation-date>
    <meta:generator>LibreOffice/5.2.2.2$Linux_X86_64 LibreOffice_project/8f96e87c890bf8fa77463cd4b640a2312823f3ad</meta:generator>
    <meta:editing-cycles>5</meta:editing-cycles>
    <meta:editing-duration>P10DT20H37M31S</meta:editing-duration>
    <dc:date>2017-03-24T22:54:09.059577416</dc:date>
    <meta:document-statistic meta:table-count="1" meta:cell-count="1209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true</meta:user-defined>
  </office:meta>
</office:document-meta>
</file>